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2"/>
  <manifest:file-entry manifest:media-type="" manifest:full-path="ObjectReplacements/Object 79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2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4" style:family="graphic" style:parent-style-name="Objekt_20_ohne_20_Füllung_20_und_20_ohne_20_Linie">
      <style:graphic-properties draw:stroke="none" svg:stroke-width="0cm" draw:marker-start-width="0.2cm" draw:marker-end-width="0.2cm" draw:textarea-vertical-align="middle" draw:shadow="hidden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9" style:family="graphic" style:parent-style-name="standard">
      <style:graphic-properties draw:stroke="none" svg:stroke-color="#000000" draw:fill="none" draw:fill-color="#ffffff" fo:min-height="0.9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2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1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7" style:family="graphic" style:parent-style-name="Objekt_20_ohne_20_Füllung_20_und_20_ohne_20_Linie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257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61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8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27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textarea-vertical-align="middle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draw:textarea-vertical-align="middle" fo:min-height="13.859cm"/>
    </style:style>
    <style:style style:name="pr9" style:family="presentation" style:parent-style-name="Standard-outline1">
      <style:graphic-properties draw:textarea-vertical-align="middle" fo:min-height="14.039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0pt"/>
    </style:style>
    <style:style style:name="P6" style:family="paragraph">
      <style:text-properties fo:font-size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6pt"/>
    </style:style>
    <style:style style:name="P11" style:family="paragraph"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Arial" style:font-style-name="Standard" style:font-family-generic="swiss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4" style:family="text">
      <style:text-properties fo:font-family="Arial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5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6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family="Arial" style:font-style-name="Standard" style:font-family-generic="swiss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10" style:family="text">
      <style:text-properties style:text-position="-33% 58%" fo:font-family="Arial" style:font-style-name="Standard" style:font-family-generic="swiss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11" style:family="text">
      <style:text-properties fo:font-family="Arial" style:font-family-generic="roman" style:font-pitch="variable" fo:font-style="normal" style:font-family-asian="Arial" style:font-style-name-asian="Standard" style:font-family-generic-asian="swiss" style:font-style-asian="normal" style:font-family-complex="Arial" style:font-style-name-complex="Standard" style:font-family-generic-complex="swiss" style:font-style-complex="normal"/>
    </style:style>
    <style:style style:name="T12" style:family="text">
      <style:text-properties fo:font-family="Arial" style:font-style-name="Standard" style:font-family-generic="swiss" fo:font-style="normal" style:font-family-asian="Arial" style:font-style-name-asian="Standard" style:font-family-generic-asian="swiss" style:font-style-asian="normal" style:font-family-complex="Arial" style:font-style-name-complex="Standard" style:font-family-generic-complex="swiss" style:font-style-complex="normal"/>
    </style:style>
    <style:style style:name="T13" style:family="text">
      <style:text-properties style:text-position="0% 100%" fo:font-family="Arial" style:font-family-generic="roman" style:font-pitch="variable" fo:font-style="normal" style:font-family-asian="Arial" style:font-style-name-asian="Standard" style:font-family-generic-asian="swiss" style:font-style-asian="normal" style:font-family-complex="Arial" style:font-style-name-complex="Standard" style:font-family-generic-complex="swiss" style:font-style-complex="normal"/>
    </style:style>
    <style:style style:name="T14" style:family="text">
      <style:text-properties style:text-position="0% 100%" fo:font-family="Arial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15" style:family="text">
      <style:text-properties style:text-position="-33% 58%" fo:font-family="Arial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family="Arial" style:font-style-name="Standard" style:font-family-generic="swiss" fo:font-size="28pt" style:font-family-asian="Arial" style:font-style-name-asian="Standard" style:font-family-generic-asian="swiss" style:font-size-asian="28pt" style:font-family-complex="Arial" style:font-style-name-complex="Standard" style:font-family-generic-complex="swiss" style:font-size-complex="2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family="Arial" style:font-style-name="Standard" style:font-family-generic="swiss" fo:font-size="15pt" style:font-family-asian="Arial" style:font-style-name-asian="Standard" style:font-family-generic-asian="swiss" style:font-size-asian="15pt" style:font-family-complex="Arial" style:font-style-name-complex="Standard" style:font-family-generic-complex="swiss" style:font-size-complex="15pt"/>
    </style:style>
    <style:style style:name="T20" style:family="text">
      <style:text-properties fo:font-size="18pt"/>
    </style:style>
    <style:style style:name="T2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ormalformen kontextfreier Grammatike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ine Präsentation von Gabriel Huppenbauer, Lukas Hempel und Max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finitionen (Größe, Norm)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2"><text:span text:style-name="T2">G = (V, </text:span><text:span text:style-name="T3">Σ</text:span><text:span text:style-name="T4">, P, S) kontextfrei.</text:span></text:p>
                <text:p text:style-name="P2"><text:span text:style-name="T5"/></text:p>
                <text:p text:style-name="P2"><text:span text:style-name="T5"/></text:p>
              </text:list-item>
              <text:list-item>
                <text:p text:style-name="P2"><text:span text:style-name="T4">Größe:</text:span></text:p>
                <text:p text:style-name="P2"><text:span text:style-name="T5"/></text:p>
                <text:p text:style-name="P2"><text:span text:style-name="T5"/></text:p>
              </text:list-item>
              <text:list-item>
                <text:p text:style-name="P2"><text:span text:style-name="T4">Norm: </text:span></text:p>
              </text:list-item>
            </text:list>
            <text:p text:style-name="P2"/>
            <text:p text:style-name="P2"/>
          </draw:text-box>
        </draw:frame>
        <draw:frame draw:style-name="gr2" draw:text-style-name="P3" draw:layer="layout" svg:width="1.999cm" svg:height="0.999cm" svg:x="13.045cm" svg:y="10.00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1.999cm" svg:height="0.999cm" svg:x="13.045cm" svg:y="10.0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9.042cm" svg:height="2.299cm" svg:x="5.674cm" svg:y="9.62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3" draw:layer="layout" svg:width="8.838cm" svg:height="1.28cm" svg:x="5.562cm" svg:y="13.62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Größe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tuitiv</text:span></text:p>
                <text:list>
                  <text:list-item>
                    <text:p><text:span text:style-name="T2">Anzahl der Zeichen in Produktionen</text:span></text:p>
                    <text:p><text:span text:style-name="T2"/></text:p>
                  </text:list-item>
                </text:list>
              </text:list-item>
              <text:list-item>
                <text:p><text:span text:style-name="T2">Beispiel:</text:span></text:p>
                <text:list>
                  <text:list-item>
                    <text:p><text:span text:style-name="T2">S → A | AB</text:span></text:p>
                  </text:list-item>
                  <text:list-item>
                    <text:p><text:span text:style-name="T2">A → a</text:span></text:p>
                  </text:list-item>
                  <text:list-item>
                    <text:p><text:span text:style-name="T2">B → b</text:span></text:p>
                    <text:p><text:span text:style-name="T2"/></text:p>
                  </text:list-item>
                </text:list>
              </text:list-item>
              <text:list-item>
                <text:p><text:span text:style-name="T2">Lösung: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Größe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tuitiv</text:span></text:p>
                <text:list>
                  <text:list-item>
                    <text:p><text:span text:style-name="T2">Anzahl der Zeichen in Produktionen</text:span></text:p>
                    <text:p><text:span text:style-name="T2"/></text:p>
                  </text:list-item>
                </text:list>
              </text:list-item>
              <text:list-item>
                <text:p><text:span text:style-name="T2">Beispiel:</text:span></text:p>
                <text:list>
                  <text:list-item>
                    <text:p><text:span text:style-name="T2">S → A | AB</text:span></text:p>
                  </text:list-item>
                  <text:list-item>
                    <text:p><text:span text:style-name="T2">A → a</text:span></text:p>
                  </text:list-item>
                  <text:list-item>
                    <text:p><text:span text:style-name="T2">B → b</text:span></text:p>
                    <text:p><text:span text:style-name="T2"/></text:p>
                  </text:list-item>
                </text:list>
              </text:list-item>
              <text:list-item>
                <text:p><text:span text:style-name="T2">Lösung: 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(<text:span text:style-name="T6">Ο</text:span>(f(n))<text:span text:style-name="T6">)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3">Ο</text:span><text:span text:style-name="T2">(f(n)) = {g(n) | Es existieren die positiven Konstanten c, N</text:span><text:span text:style-name="T7">0</text:span><text:span text:style-name="T8">, so dass |g(n)| </text:span><text:span text:style-name="T9">≤ cf(n) für alle n ≥ N</text:span><text:span text:style-name="T10">0</text:span><text:span text:style-name="T9">}</text:span></text:p>
                <text:list>
                  <text:list-item>
                    <text:p><text:span text:style-name="T9">Intuitiv: Ordnung von höchstens f(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limination von Null- und Kettenregel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Algorithmus für G' = (V', </text:span><text:span text:style-name="T3">Σ'</text:span><text:span text:style-name="T4">, P', S'), so dass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L(G') = L(G)</text:span></text:p>
                  </text:list-item>
                  <text:list-item>
                    <text:p><text:span text:style-name="T4"><text:s/></text:span><text:span text:style-name="T4">A → </text:span><text:span text:style-name="T3">ε</text:span><text:span text:style-name="T4"> in P' nur wenn ε </text:span><text:span text:style-name="T11">∈ </text:span><text:span text:style-name="T4">L(G) und A = S'</text:span></text:p>
                  </text:list-item>
                  <text:list-item>
                    <text:p><text:span text:style-name="T4"><text:s/></text:span><text:span text:style-name="T4">S' nicht auf rechter Seite einer Produk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(Kettenregel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Produktion A → B heißt Kettenregel, wenn <text:s text:c="5"/>A, B </text:span><text:span text:style-name="T11">∈ </text:span><text:span text:style-name="T4">N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limination von Null- und Kettenregel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Algorithmus für G' = (V, </text:span><text:span text:style-name="T3">Σ</text:span><text:span text:style-name="T4">, P', S), so dass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L(G') = L(G)</text:span></text:p>
                  </text:list-item>
                  <text:list-item>
                    <text:p><text:span text:style-name="T4"><text:s/></text:span><text:span text:style-name="T4">Produktionen in P'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4">S → </text:span><text:span text:style-name="T3">ε</text:span></text:p>
                      </text:list-item>
                      <text:list-item>
                        <text:p><text:span text:style-name="T3">A → α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α </text:span><text:span text:style-name="T11">∈ </text:span><text:span text:style-name="T4">(V – {S})*, lg(</text:span><text:span text:style-name="T3">α) ≥ 2</text:span></text:p>
                      </text:list-item>
                      <text:list-item>
                        <text:p><text:span text:style-name="T3">A → a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 </text:span><text:span text:style-name="T11">∈ </text:span><text:span text:style-name="T12">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(Kanonische Zweiform)</text:p>
          </draw:text-box>
        </draw:frame>
        <draw:frame presentation:style-name="pr9" draw:layer="layout" svg:width="25.199cm" svg:height="14.03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G in kanonischer Zweiform, falls Produktionen</text:span></text:p>
              </text:list-item>
            </text:list>
            <text:list text:style-name="L3">
              <text:list-item>
                <text:list>
                  <text:list-item>
                    <text:p><text:span text:style-name="T4">A → BC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,C </text:span><text:span text:style-name="T11">∈</text:span><text:span text:style-name="T4"> N</text:span></text:p>
                  </text:list-item>
                  <text:list-item>
                    <text:p><text:span text:style-name="T4">A → B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 </text:span><text:span text:style-name="T11">∈</text:span><text:span text:style-name="T4"> N</text:span></text:p>
                  </text:list-item>
                  <text:list-item>
                    <text:p><text:span text:style-name="T4">A → a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 </text:span><text:span text:style-name="T11">∈</text:span><text:span text:style-name="T4"> </text:span><text:span text:style-name="T3">Σ </text:span><text:span text:style-name="T3"><text:tab/></text:span><text:span text:style-name="T3">oder</text:span></text:p>
                  </text:list-item>
                  <text:list-item>
                    <text:p><text:span text:style-name="T3">S → ε</text:span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3">Falls S → ε in P, </text:span><text:span text:style-name="T4">B,C </text:span><text:span text:style-name="T11">∈</text:span><text:span text:style-name="T4"> N - {S} in (1) und (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(Chomsky-Normalform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G in Chomsky-Normalform, falls Produktionen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A → BC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,C </text:span><text:span text:style-name="T11">∈</text:span><text:span text:style-name="T4"> N</text:span></text:p>
                  </text:list-item>
                  <text:list-item>
                    <text:p><text:span text:style-name="T4"><text:s/></text:span><text:span text:style-name="T4">A → a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 </text:span><text:span text:style-name="T11">∈</text:span><text:span text:style-name="T4"> </text:span><text:span text:style-name="T3">Σ </text:span><text:span text:style-name="T3"><text:tab/></text:span><text:span text:style-name="T3">oder</text:span></text:p>
                  </text:list-item>
                  <text:list-item>
                    <text:p><text:span text:style-name="T3"><text:s/></text:span><text:span text:style-name="T3">S → ε</text:span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3">Falls S → ε in P, </text:span><text:span text:style-name="T4">B,C </text:span><text:span text:style-name="T11">∈</text:span><text:span text:style-name="T4"> N - {S} in (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heorem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ür jede kontextfreie Grammatik G = (V, </text:span><text:span text:style-name="T3">Σ</text:span><text:span text:style-name="T4">, P, S) existiert eine Grammatik G' = (V', </text:span><text:span text:style-name="T3">Σ</text:span><text:span text:style-name="T4">, P', S), so dass L(G') = L(G) und G' ist in Chomsky-Normal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eweis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frei von Null- und Kettenregeln.</text:span></text:p>
                <text:p><text:span text:style-name="T2"/></text:p>
              </text:list-item>
              <text:list-item>
                <text:p><text:span text:style-name="T2">Annahme: </text:span></text:p>
                <text:list>
                  <text:list-item>
                    <text:p><text:span text:style-name="T2">Für A → B</text:span><text:span text:style-name="T7">1</text:span><text:span text:style-name="T8">, …, B</text:span><text:span text:style-name="T7">r </text:span><text:span text:style-name="T8">, B</text:span><text:span text:style-name="T7">i</text:span><text:span text:style-name="T8"> </text:span><text:span text:style-name="T13">∈</text:span><text:span text:style-name="T14"> V, r </text:span><text:span text:style-name="T9">≥</text:span><text:span text:style-name="T14"> 2: B</text:span><text:span text:style-name="T15">i</text:span><text:span text:style-name="T14"> </text:span><text:span text:style-name="T13">∈</text:span><text:span text:style-name="T14"> N.</text:span></text:p>
                    <text:list>
                      <text:list-item>
                        <text:p><text:span text:style-name="T14">Falls ein B</text:span><text:span text:style-name="T15">j</text:span><text:span text:style-name="T14"> </text:span><text:span text:style-name="T13">∈</text:span><text:span text:style-name="T14"> </text:span><text:span text:style-name="T9">Σ, ersetzbar durch Nonterminal C und Produktion C → B</text:span><text:span text:style-name="T10">j</text:span><text:span text:style-name="T9">.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9">Konstruktion an Taf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 → TbT</text:span></text:p>
              </text:list-item>
              <text:list-item>
                <text:p><text:span text:style-name="T2">T → TaT | 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 → TbT</text:span></text:p>
              </text:list-item>
              <text:list-item>
                <text:p><text:span text:style-name="T2">T → TaT | ca</text:span></text:p>
                <text:p><text:span text:style-name="T2"/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2">Elimination von Terminalen rech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 → TbT</text:span></text:p>
              </text:list-item>
              <text:list-item>
                <text:p><text:span text:style-name="T2">T → TaT | ca</text:span></text:p>
                <text:p><text:span text:style-name="T2"/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2">Elimination von Terminalen rechts</text:span></text:p>
                  </text:list-item>
                  <text:list-item>
                    <text:p><text:span text:style-name="T2"><text:s/></text:span><text:span text:style-name="T2">Modifikation von nichtbinären Produktio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2" draw:text-style-name="P3" draw:layer="layout" svg:width="0.2cm" svg:height="0.483cm" svg:x="13.03cm" svg:y="5.057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3" draw:text-style-name="P7" draw:layer="layout" svg:width="11.8cm" svg:height="1.348cm" svg:x="1cm" svg:y="1.237cm">
          <draw:text-box>
            <text:p text:style-name="P6"><text:span text:style-name="T16">Invertierbare Grammatik:</text:span></text:p>
          </draw:text-box>
        </draw:frame>
        <draw:frame draw:style-name="gr4" draw:text-style-name="P3" draw:layer="layout" svg:width="5.65cm" svg:height="0.787cm" svg:x="3.486cm" svg:y="3.613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2" draw:text-style-name="P3" draw:layer="layout" svg:width="4.864cm" svg:height="0.846cm" svg:x="17.136cm" svg:y="3.634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2" draw:text-style-name="P3" draw:layer="layout" svg:width="1.865cm" svg:height="0.541cm" svg:x="3.071cm" svg:y="5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gr5" draw:text-style-name="P8" draw:layer="layout" svg:width="3cm" svg:height="0.963cm" svg:x="1.4cm" svg:y="3.613cm">
          <draw:text-box>
            <text:p text:style-name="P8">Wenn</text:p>
          </draw:text-box>
        </draw:frame>
        <draw:frame draw:style-name="gr6" draw:text-style-name="P8" draw:layer="layout" svg:width="1.6cm" svg:height="1cm" svg:x="1.336cm" svg:y="4.8cm">
          <draw:text-box>
            <text:p text:style-name="P8">gilt:</text:p>
          </draw:text-box>
        </draw:frame>
        <draw:frame draw:style-name="gr5" draw:text-style-name="P8" draw:layer="layout" svg:width="10.6cm" svg:height="0.963cm" svg:x="9.136cm" svg:y="3.517cm">
          <draw:text-box>
            <text:p text:style-name="P8">innerhalb einer Grammatik</text:p>
          </draw:text-box>
        </draw:frame>
        <draw:frame draw:style-name="gr7" draw:text-style-name="P8" draw:layer="layout" svg:width="11.8cm" svg:height="1.675cm" svg:x="5.2cm" svg:y="4.8cm">
          <draw:text-box>
            <text:p text:style-name="P8">dann ist diese Grammatik invertierbar</text:p>
          </draw:text-box>
        </draw:frame>
        <draw:frame draw:style-name="gr5" draw:text-style-name="P8" draw:layer="layout" svg:width="21cm" svg:height="0.963cm" svg:x="1.6cm" svg:y="7.2cm">
          <draw:text-box>
            <text:p text:style-name="P8">- einzigartige rechte Seiten der Produktionen</text:p>
          </draw:text-box>
        </draw:frame>
        <draw:frame draw:style-name="gr2" draw:text-style-name="P3" draw:layer="layout" svg:width="1.237cm" svg:height="0.885cm" svg:x="2.563cm" svg:y="8.6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8" draw:text-style-name="P8" draw:layer="layout" svg:width="8.6cm" svg:height="1.475cm" svg:x="1.8cm" svg:y="8.6cm">
          <draw:text-box>
            <text:p text:style-name="P8">- <text:s text:c="8"/>ist eine Funktion</text:p>
          </draw:text-box>
        </draw:frame>
        <draw:frame draw:style-name="gr5" draw:text-style-name="P8" draw:layer="layout" svg:width="8cm" svg:height="0.963cm" svg:x="1.4cm" svg:y="15.6cm">
          <draw:text-box>
            <text:p text:style-name="P8">Frage: Ist</text:p>
          </draw:text-box>
        </draw:frame>
        <draw:frame draw:style-name="gr2" draw:text-style-name="P3" draw:layer="layout" svg:width="0.2cm" svg:height="0.483cm" svg:x="13.309cm" svg:y="15.859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2" draw:text-style-name="P3" draw:layer="layout" svg:width="9.004cm" svg:height="0.846cm" svg:x="5.7cm" svg:y="14.8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2" draw:text-style-name="P3" draw:layer="layout" svg:width="11.346cm" svg:height="0.787cm" svg:x="5.674cm" svg:y="16.846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2" draw:text-style-name="P3" draw:layer="layout" svg:width="4.615cm" svg:height="0.815cm" svg:x="5.7cm" svg:y="15.846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draw:frame draw:style-name="gr5" draw:text-style-name="P8" draw:layer="layout" svg:width="9cm" svg:height="0.963cm" svg:x="17.6cm" svg:y="15.637cm">
          <draw:text-box>
            <text:p text:style-name="P8">invertierbar?</text:p>
          </draw:text-box>
        </draw:frame>
        <draw:frame draw:style-name="gr2" draw:text-style-name="P3" draw:layer="layout" svg:width="0.2cm" svg:height="0.483cm" svg:x="10.867cm" svg:y="8.485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5" draw:text-style-name="P8" draw:layer="layout" svg:width="18.2cm" svg:height="0.963cm" svg:x="0.8cm" svg:y="0.6cm">
          <draw:text-box>
            <text:p text:style-name="P8">Wie erzeugen wir invertierbare Grammatiken?</text:p>
          </draw:text-box>
        </draw:frame>
        <draw:frame draw:style-name="gr5" draw:text-style-name="P8" draw:layer="layout" svg:width="11.4cm" svg:height="0.963cm" svg:x="0.8cm" svg:y="2.037cm">
          <draw:text-box>
            <text:p text:style-name="P8">1. Ansatz:</text:p>
          </draw:text-box>
        </draw:frame>
        <draw:frame draw:style-name="gr2" draw:text-style-name="P3" draw:layer="layout" svg:width="0.2cm" svg:height="0.483cm" svg:x="12.635cm" svg:y="3.226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" draw:text-style-name="P3" draw:layer="layout" svg:width="9.004cm" svg:height="0.846cm" svg:x="5.026cm" svg:y="2.167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" draw:text-style-name="P3" draw:layer="layout" svg:width="9.577cm" svg:height="0.811cm" svg:x="5cm" svg:y="4.213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" draw:text-style-name="P3" draw:layer="layout" svg:width="3.865cm" svg:height="0.815cm" svg:x="5.026cm" svg:y="3.213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" draw:text-style-name="P3" draw:layer="layout" svg:width="15.547cm" svg:height="0.811cm" svg:x="5.453cm" svg:y="12.989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5" draw:text-style-name="P8" draw:layer="layout" svg:width="6.4cm" svg:height="0.963cm" svg:x="1.2cm" svg:y="7cm">
          <draw:text-box>
            <text:p text:style-name="P8">Problem: <text:s/></text:p>
          </draw:text-box>
        </draw:frame>
        <draw:frame draw:style-name="gr2" draw:text-style-name="P3" draw:layer="layout" svg:width="4.66cm" svg:height="0.787cm" svg:x="4.6cm" svg:y="7.176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9" draw:layer="layout" svg:width="0.2cm" svg:height="1.204cm" svg:x="8cm" svg:y="10cm">
          <draw:text-box>
            <text:p/>
          </draw:text-box>
        </draw:frame>
        <draw:frame draw:style-name="gr5" draw:text-style-name="P8" draw:layer="layout" svg:width="5.4cm" svg:height="0.963cm" svg:x="1.2cm" svg:y="9.709cm">
          <draw:text-box>
            <text:p text:style-name="P8">Mapping über </text:p>
          </draw:text-box>
        </draw:frame>
        <draw:frame draw:style-name="gr2" draw:text-style-name="P3" draw:layer="layout" svg:width="5.152cm" svg:height="0.891cm" svg:x="5.574cm" svg:y="9.736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5" draw:text-style-name="P8" draw:layer="layout" svg:width="17.4cm" svg:height="0.963cm" svg:x="2.2cm" svg:y="15.2cm">
          <draw:text-box>
            <text:p text:style-name="P8">Aber: <text:s text:c="2"/>- Regel jetzt in P → nicht mehr kontextfrei</text:p>
          </draw:text-box>
        </draw:frame>
        <draw:frame draw:style-name="gr2" draw:text-style-name="P3" draw:layer="layout" svg:width="0.506cm" svg:height="0.393cm" svg:x="4cm" svg:y="15.607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5" draw:text-style-name="P8" draw:layer="layout" svg:width="11.4cm" svg:height="0.963cm" svg:x="0.8cm" svg:y="0.637cm">
          <draw:text-box>
            <text:p text:style-name="P8">2. Ansatz, komplex aber mächtiger: </text:p>
          </draw:text-box>
        </draw:frame>
        <draw:frame draw:style-name="gr5" draw:text-style-name="P8" draw:layer="layout" svg:width="14.4cm" svg:height="0.963cm" svg:x="1cm" svg:y="1.6cm">
          <draw:text-box>
            <text:p text:style-name="P8">Am Beispiel:</text:p>
          </draw:text-box>
        </draw:frame>
        <draw:frame draw:style-name="gr2" draw:text-style-name="P3" draw:layer="layout" svg:width="0.2cm" svg:height="0.483cm" svg:x="12.889cm" svg:y="2.859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9.004cm" svg:height="0.846cm" svg:x="5.28cm" svg:y="1.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3" draw:layer="layout" svg:width="3.811cm" svg:height="0.815cm" svg:x="5.28cm" svg:y="2.84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14.015cm" svg:height="0.811cm" svg:x="5.2cm" svg:y="3.789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5" draw:text-style-name="P8" draw:layer="layout" svg:width="6.4cm" svg:height="0.963cm" svg:x="1cm" svg:y="6.4cm">
          <draw:text-box>
            <text:p text:style-name="P8">Problem: <text:s/></text:p>
          </draw:text-box>
        </draw:frame>
        <draw:frame draw:style-name="gr2" draw:text-style-name="P3" draw:layer="layout" svg:width="9.453cm" svg:height="0.811cm" svg:x="4.443cm" svg:y="6.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5" draw:text-style-name="P8" draw:layer="layout" svg:width="12.2cm" svg:height="0.963cm" svg:x="0.8cm" svg:y="9.6cm">
          <draw:text-box>
            <text:p text:style-name="P8">Übergang zu Teilmengen von N:</text:p>
          </draw:text-box>
        </draw:frame>
        <draw:frame draw:style-name="gr2" draw:text-style-name="P3" draw:layer="layout" svg:width="9.031cm" svg:height="0.872cm" svg:x="8.2cm" svg:y="13.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313cm" svg:height="0.891cm" svg:x="10.6cm" svg:y="14.4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8.983cm" svg:height="0.891cm" svg:x="8.217cm" svg:y="16.70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" draw:text-style-name="P3" draw:layer="layout" svg:width="13.335cm" svg:height="0.891cm" svg:x="5.817cm" svg:y="18.309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5" draw:text-style-name="P8" draw:layer="layout" svg:width="8.8cm" svg:height="0.963cm" svg:x="2.15cm" svg:y="1.437cm">
          <draw:text-box>
            <text:p text:style-name="P8">wird wesentlich komplizierter:</text:p>
          </draw:text-box>
        </draw:frame>
        <draw:frame draw:style-name="gr2" draw:text-style-name="P3" draw:layer="layout" svg:width="0.95cm" svg:height="0.891cm" svg:x="1.2cm" svg:y="1.43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2.697cm" svg:height="0.811cm" svg:x="2.4cm" svg:y="3.589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3.188cm" svg:height="0.815cm" svg:x="6.812cm" svg:y="3.585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2" draw:text-style-name="P3" draw:layer="layout" svg:width="0.2cm" svg:height="0.483cm" svg:x="21.478cm" svg:y="1.659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2" draw:text-style-name="P3" draw:layer="layout" svg:width="9.004cm" svg:height="0.846cm" svg:x="13.869cm" svg:y="0.6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2" draw:text-style-name="P3" draw:layer="layout" svg:width="3.811cm" svg:height="0.815cm" svg:x="13.869cm" svg:y="1.646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2" draw:text-style-name="P3" draw:layer="layout" svg:width="14.019cm" svg:height="0.811cm" svg:x="13.789cm" svg:y="2.589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2" draw:text-style-name="P3" draw:layer="layout" svg:width="9.453cm" svg:height="0.811cm" svg:x="2.221cm" svg:y="6.6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frame draw:style-name="gr5" draw:text-style-name="P8" draw:layer="layout" svg:width="6cm" svg:height="0.963cm" svg:x="1cm" svg:y="5.437cm">
          <draw:text-box>
            <text:p text:style-name="P8">Auflösen von:</text:p>
          </draw:text-box>
        </draw:frame>
        <draw:frame draw:style-name="gr5" draw:text-style-name="P8" draw:layer="layout" svg:width="5cm" svg:height="0.963cm" svg:x="1.096cm" svg:y="8.026cm">
          <draw:text-box>
            <text:p text:style-name="P8">Wird zu:</text:p>
          </draw:text-box>
        </draw:frame>
        <draw:frame draw:style-name="gr2" draw:text-style-name="P3" draw:layer="layout" svg:width="13.824cm" svg:height="0.815cm" svg:x="2.012cm" svg:y="9.585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frame draw:style-name="gr5" draw:text-style-name="P8" draw:layer="layout" svg:width="3.2cm" svg:height="0.963cm" svg:x="1.2cm" svg:y="11.4cm">
          <draw:text-box>
            <text:p text:style-name="P8">Und:</text:p>
          </draw:text-box>
        </draw:frame>
        <draw:frame draw:style-name="gr2" draw:text-style-name="P3" draw:layer="layout" svg:width="13.758cm" svg:height="0.815cm" svg:x="2cm" svg:y="12.785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7" draw:text-style-name="P8" draw:layer="layout" svg:width="4.6cm" svg:height="1.675cm" svg:x="1.2cm" svg:y="15cm">
          <draw:text-box>
            <text:p text:style-name="P8">Übrig ist noch:</text:p>
          </draw:text-box>
        </draw:frame>
        <draw:frame draw:style-name="gr2" draw:text-style-name="P3" draw:layer="layout" svg:width="2.233cm" svg:height="0.787cm" svg:x="2.299cm" svg:y="16.6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2" draw:text-style-name="P3" draw:layer="layout" svg:width="12.871cm" svg:height="0.815cm" svg:x="7.6cm" svg:y="16.6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" draw:text-style-name="P3" draw:layer="layout" svg:width="3.188cm" svg:height="0.815cm" svg:x="2.2cm" svg:y="2.2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2" draw:text-style-name="P3" draw:layer="layout" svg:width="13.824cm" svg:height="0.815cm" svg:x="2.2cm" svg:y="3.215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2" draw:text-style-name="P3" draw:layer="layout" svg:width="13.758cm" svg:height="0.815cm" svg:x="2.242cm" svg:y="4.2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2" draw:text-style-name="P3" draw:layer="layout" svg:width="12.871cm" svg:height="0.815cm" svg:x="2.2cm" svg:y="5.215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5" draw:text-style-name="P8" draw:layer="layout" svg:width="11.4cm" svg:height="0.963cm" svg:x="1cm" svg:y="1.037cm">
          <draw:text-box>
            <text:p text:style-name="P8">Es entstehen also folgende Regeln:</text:p>
          </draw:text-box>
        </draw:frame>
        <draw:frame draw:style-name="gr5" draw:text-style-name="P8" draw:layer="layout" svg:width="8.8cm" svg:height="0.963cm" svg:x="1.2cm" svg:y="7.837cm">
          <draw:text-box>
            <text:p text:style-name="P8">Reduktion:</text:p>
          </draw:text-box>
        </draw:frame>
        <draw:frame draw:style-name="gr2" draw:text-style-name="P3" draw:layer="layout" svg:width="16.153cm" svg:height="0.815cm" svg:x="2.247cm" svg:y="9.385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13.335cm" svg:height="0.891cm" svg:x="2.265cm" svg:y="6.2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10" draw:text-style-name="P8" draw:layer="layout" svg:width="10.6cm" svg:height="4.211cm" svg:x="1.4cm" svg:y="11.8cm">
          <draw:text-box>
            <text:p text:style-name="P8">- Beweis komplex und langwierig</text:p>
            <text:p text:style-name="P8">- 2 Ableitungen für 1 Wort möglich</text:p>
          </draw:text-box>
        </draw:frame>
        <draw:frame draw:style-name="gr7" draw:text-style-name="P8" draw:layer="layout" svg:width="19.4cm" svg:height="1.675cm" svg:x="1.2cm" svg:y="14.837cm">
          <draw:text-box>
            <text:p text:style-name="P8">Komplexität, trotz Reduktion: <text:s/>&gt; <text:s text:c="13"/>bei k Variablen </text:p>
          </draw:text-box>
        </draw:frame>
        <draw:frame draw:style-name="gr2" draw:text-style-name="P3" draw:layer="layout" svg:width="2.021cm" svg:height="0.885cm" svg:x="10.179cm" svg:y="14.837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5" draw:text-style-name="P8" draw:layer="layout" svg:width="11.8cm" svg:height="0.963cm" svg:x="1.2cm" svg:y="17.437cm">
          <draw:text-box>
            <text:p text:style-name="P8">Verwendung: Beweise und Herleit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3" draw:text-style-name="P7" draw:layer="layout" svg:width="20.6cm" svg:height="1.348cm" svg:x="1cm" svg:y="1cm">
          <draw:text-box>
            <text:p text:style-name="P6"><text:span text:style-name="T16">Greibach-Normalform</text:span></text:p>
          </draw:text-box>
        </draw:frame>
        <draw:frame draw:style-name="gr7" draw:text-style-name="P8" draw:layer="layout" svg:width="12cm" svg:height="1.675cm" svg:x="1.2cm" svg:y="3.125cm">
          <draw:text-box>
            <text:p text:style-name="P8">Form der Produktionen:</text:p>
          </draw:text-box>
        </draw:frame>
        <draw:frame draw:style-name="gr2" draw:text-style-name="P3" draw:layer="layout" svg:width="4.864cm" svg:height="0.846cm" svg:x="20.536cm" svg:y="1.502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11" draw:text-style-name="P8" draw:layer="layout" svg:width="6.8cm" svg:height="4.523cm" svg:x="1.8cm" svg:y="4.677cm">
          <draw:text-box>
            <text:list text:style-name="L5">
              <text:list-item>
                <text:p text:style-name="P8"/>
                <text:p text:style-name="P8"/>
              </text:list-item>
              <text:list-item>
                <text:p text:style-name="P8"/>
                <text:p text:style-name="P8"/>
              </text:list-item>
              <text:list-item>
                <text:p text:style-name="P8"/>
              </text:list-item>
            </text:list>
            <text:list text:style-name="L6">
              <text:list-header>
                <text:p text:style-name="P8"/>
              </text:list-header>
            </text:list>
          </draw:text-box>
        </draw:frame>
        <draw:frame draw:style-name="gr2" draw:text-style-name="P3" draw:layer="layout" svg:width="10.695cm" svg:height="0.891cm" svg:x="2.74cm" svg:y="4.8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2" draw:text-style-name="P3" draw:layer="layout" svg:width="1.598cm" svg:height="0.787cm" svg:x="2.8cm" svg:y="7.6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2" draw:text-style-name="P3" draw:layer="layout" svg:width="9.308cm" svg:height="0.787cm" svg:x="2.762cm" svg:y="6.22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frame draw:style-name="gr12" draw:text-style-name="P8" draw:layer="layout" svg:width="23cm" svg:height="2.387cm" svg:x="1.2cm" svg:y="9.4cm">
          <draw:text-box>
            <text:p text:style-name="P8">Gilt dies für alle Produktionen, liegt die Grammatik in Greibach-Normalform vor</text:p>
          </draw:text-box>
        </draw:frame>
        <draw:frame draw:style-name="gr5" draw:text-style-name="P8" draw:layer="layout" svg:width="8.2cm" svg:height="0.963cm" svg:x="1.2cm" svg:y="11.4cm">
          <draw:text-box>
            <text:p text:style-name="P8">Verwendung:</text:p>
          </draw:text-box>
        </draw:frame>
        <draw:frame draw:style-name="gr13" draw:text-style-name="P8" draw:layer="layout" svg:width="11.2cm" svg:height="1.675cm" svg:x="2.6cm" svg:y="13cm">
          <draw:text-box>
            <text:list text:style-name="L5">
              <text:list-item>
                <text:p text:style-name="P8">hauptsächlich Top-Down-Parser</text:p>
              </text:list-item>
              <text:list-item>
                <text:p text:style-name="P8">Beweise und Herleitungen</text:p>
              </text:list-item>
            </text:list>
          </draw:text-box>
        </draw:frame>
        <draw:frame draw:style-name="gr7" draw:text-style-name="P8" draw:layer="layout" svg:width="5.2cm" svg:height="1.675cm" svg:x="1.4cm" svg:y="16.2cm">
          <draw:text-box>
            <text:p text:style-name="P8">Besonderheiten: </text:p>
          </draw:text-box>
        </draw:frame>
        <draw:frame draw:style-name="gr14" draw:text-style-name="P8" draw:layer="layout" svg:width="10.6cm" svg:height="2.387cm" svg:x="2.8cm" svg:y="17.437cm">
          <draw:text-box>
            <text:list text:style-name="L5">
              <text:list-item>
                <text:p text:style-name="P8">Niemals Linksrekursiv</text:p>
              </text:list-item>
              <text:list-item>
                <text:p text:style-name="P8">Ableitungslänge <text:span text:style-name="T6">≈</text:span><text:span text:style-name="T5"> Satzformlä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15" draw:text-style-name="P7" draw:layer="layout" svg:width="19.2cm" svg:height="2.445cm" svg:x="1.4cm" svg:y="1.8cm">
          <draw:text-box>
            <text:p text:style-name="P6"><text:span text:style-name="T16">Rekursivität bei Variablen</text:span></text:p>
          </draw:text-box>
        </draw:frame>
        <draw:frame draw:style-name="gr2" draw:text-style-name="P3" draw:layer="layout" svg:width="6.935cm" svg:height="0.885cm" svg:x="1.665cm" svg:y="4.814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2" draw:text-style-name="P3" draw:layer="layout" svg:width="6.935cm" svg:height="0.885cm" svg:x="14.865cm" svg:y="4.814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draw:frame draw:style-name="gr5" draw:text-style-name="P8" draw:layer="layout" svg:width="3.6cm" svg:height="0.963cm" svg:x="6.118cm" svg:y="4.874cm">
          <draw:text-box>
            <text:p text:style-name="P8">*</text:p>
          </draw:text-box>
        </draw:frame>
        <draw:frame draw:style-name="gr5" draw:text-style-name="P8" draw:layer="layout" svg:width="7.2cm" svg:height="0.963cm" svg:x="19.4cm" svg:y="4.837cm">
          <draw:text-box>
            <text:p text:style-name="P8">*</text:p>
          </draw:text-box>
        </draw:frame>
        <draw:frame draw:style-name="gr5" draw:text-style-name="P8" draw:layer="layout" svg:width="14.8cm" svg:height="0.963cm" svg:x="1.318cm" svg:y="7.437cm">
          <draw:text-box>
            <text:p text:style-name="P8"><text:s/>linksrekursive Variable</text:p>
          </draw:text-box>
        </draw:frame>
        <draw:frame draw:style-name="gr5" draw:text-style-name="P8" draw:layer="layout" svg:width="9.6cm" svg:height="0.963cm" svg:x="14.8cm" svg:y="7.437cm">
          <draw:text-box>
            <text:p text:style-name="P8">rechtsrekursive Variable</text:p>
          </draw:text-box>
        </draw:frame>
        <draw:frame draw:style-name="gr15" draw:text-style-name="P7" draw:layer="layout" svg:width="19.2cm" svg:height="2.445cm" svg:x="1.4cm" svg:y="10.355cm">
          <draw:text-box>
            <text:p text:style-name="P6"><text:span text:style-name="T16">Rekursivität bei Grammatiken</text:span></text:p>
          </draw:text-box>
        </draw:frame>
        <draw:frame draw:style-name="gr7" draw:text-style-name="P8" draw:layer="layout" svg:width="17.2cm" svg:height="1.675cm" svg:x="5cm" svg:y="13.6cm">
          <draw:text-box>
            <text:p text:style-name="P8">Grammatiken sind rechts-/linksrekursiv, wenn sie mind. eine rechts-/linksrekursive Variable enthalten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3" draw:text-style-name="P7" draw:layer="layout" svg:width="13.6cm" svg:height="1.348cm" svg:x="1.4cm" svg:y="0.8cm">
          <draw:text-box>
            <text:p text:style-name="P6"><text:span text:style-name="T16">Lemma </text:span><text:span text:style-name="T17">4.6.1 ~ Substitution</text:span></text:p>
          </draw:text-box>
        </draw:frame>
        <draw:frame draw:style-name="gr15" draw:text-style-name="P7" draw:layer="layout" svg:width="17.4cm" svg:height="2.445cm" svg:x="1.6cm" svg:y="8.2cm">
          <draw:text-box>
            <text:p text:style-name="P6"><text:span text:style-name="T16">Lemma </text:span><text:span text:style-name="T17">4.6.2 ~ Anti-Linksrekursivität</text:span></text:p>
          </draw:text-box>
        </draw:frame>
        <draw:frame draw:style-name="gr7" draw:text-style-name="P8" draw:layer="layout" svg:width="24cm" svg:height="1.675cm" svg:x="1.4cm" svg:y="2.6cm">
          <draw:text-box>
            <text:p text:style-name="P8">Sei<text:tab/><text:tab/><text:tab/><text:tab/><text:tab/>eine kontextfreie Grammatik und<text:tab/><text:tab/><text:tab/><text:tab/><text:tab/> <text:s text:c="3"/>.<text:tab/><text:tab/><text:tab/> </text:p>
          </draw:text-box>
        </draw:frame>
        <draw:frame draw:style-name="gr2" draw:text-style-name="P3" draw:layer="layout" svg:width="4.864cm" svg:height="0.846cm" svg:x="2.736cm" svg:y="2.717cm">
          <draw:object xlink:href="./Object 57" xlink:type="simple" xlink:show="embed" xlink:actuate="onLoad">
            <text:p/>
          </draw:object>
          <draw:image xlink:href="./ObjectReplacements/Object 57" xlink:type="simple" xlink:show="embed" xlink:actuate="onLoad"/>
        </draw:frame>
        <draw:frame draw:style-name="gr2" draw:text-style-name="P3" draw:layer="layout" svg:width="6.204cm" svg:height="0.891cm" svg:x="17.6cm" svg:y="2.672cm">
          <draw:object xlink:href="./Object 58" xlink:type="simple" xlink:show="embed" xlink:actuate="onLoad">
            <text:p/>
          </draw:object>
          <draw:image xlink:href="./ObjectReplacements/Object 58" xlink:type="simple" xlink:show="embed" xlink:actuate="onLoad"/>
        </draw:frame>
        <draw:frame draw:style-name="gr5" draw:text-style-name="P8" draw:layer="layout" svg:width="23cm" svg:height="0.963cm" svg:x="1.4cm" svg:y="3.8cm">
          <draw:text-box>
            <text:p text:style-name="P8">Seien zudem <text:tab/><text:tab/><text:tab/> <text:s text:c="3"/>die einzigen Regeln, wobei B links steht.</text:p>
          </draw:text-box>
        </draw:frame>
        <draw:frame draw:style-name="gr2" draw:text-style-name="P3" draw:layer="layout" svg:width="4.292cm" svg:height="0.891cm" svg:x="5.4cm" svg:y="3.872cm">
          <draw:object xlink:href="./Object 59" xlink:type="simple" xlink:show="embed" xlink:actuate="onLoad">
            <text:p/>
          </draw:object>
          <draw:image xlink:href="./ObjectReplacements/Object 59" xlink:type="simple" xlink:show="embed" xlink:actuate="onLoad"/>
        </draw:frame>
        <draw:frame draw:style-name="gr2" draw:text-style-name="P3" draw:layer="layout" svg:width="5.448cm" svg:height="0.846cm" svg:x="4.6cm" svg:y="5.754cm">
          <draw:object xlink:href="./Object 60" xlink:type="simple" xlink:show="embed" xlink:actuate="onLoad">
            <text:p/>
          </draw:object>
          <draw:image xlink:href="./ObjectReplacements/Object 60" xlink:type="simple" xlink:show="embed" xlink:actuate="onLoad"/>
        </draw:frame>
        <draw:frame draw:style-name="gr16" draw:text-style-name="P8" draw:layer="layout" svg:width="24cm" svg:height="3.6cm" svg:x="1.8cm" svg:y="5.6cm">
          <draw:text-box>
            <text:p text:style-name="P8">Dann sei<text:tab/><text:tab/><text:tab/><text:tab/><text:tab/> <text:s text:c="3"/>nun folgend definiert und es gilt<text:tab/><text:tab/><text:tab/><text:tab/> <text:s/>: </text:p>
          </draw:text-box>
        </draw:frame>
        <draw:frame draw:style-name="gr2" draw:text-style-name="P3" draw:layer="layout" svg:width="4.217cm" svg:height="0.846cm" svg:x="19.383cm" svg:y="5.754cm">
          <draw:object xlink:href="./Object 61" xlink:type="simple" xlink:show="embed" xlink:actuate="onLoad">
            <text:p/>
          </draw:object>
          <draw:image xlink:href="./ObjectReplacements/Object 61" xlink:type="simple" xlink:show="embed" xlink:actuate="onLoad"/>
        </draw:frame>
        <draw:frame draw:style-name="gr2" draw:text-style-name="P3" draw:layer="layout" svg:width="12.637cm" svg:height="0.909cm" svg:x="1.908cm" svg:y="6.909cm">
          <draw:object xlink:href="./Object 62" xlink:type="simple" xlink:show="embed" xlink:actuate="onLoad">
            <text:p/>
          </draw:object>
          <draw:image xlink:href="./ObjectReplacements/Object 62" xlink:type="simple" xlink:show="embed" xlink:actuate="onLoad"/>
        </draw:frame>
        <draw:frame draw:style-name="gr2" draw:text-style-name="P3" draw:layer="layout" svg:width="4.864cm" svg:height="0.846cm" svg:x="2.8cm" svg:y="9.925cm">
          <draw:object xlink:href="./Object 63" xlink:type="simple" xlink:show="embed" xlink:actuate="onLoad">
            <text:p/>
          </draw:object>
          <draw:image xlink:href="./ObjectReplacements/Object 63" xlink:type="simple" xlink:show="embed" xlink:actuate="onLoad"/>
        </draw:frame>
        <draw:frame draw:style-name="gr7" draw:text-style-name="P8" draw:layer="layout" svg:width="24cm" svg:height="1.675cm" svg:x="1.4cm" svg:y="9.925cm">
          <draw:text-box>
            <text:p text:style-name="P8">Sei<text:tab/><text:tab/><text:tab/><text:tab/><text:tab/>eine kontextfreie, <text:span text:style-name="T6">ε</text:span><text:span text:style-name="T5">-freie</text:span> Grammatik. Seien nun <text:s/><text:tab/><text:tab/><text:tab/><text:tab/> <text:s text:c="3"/>.<text:tab/><text:tab/><text:tab/> </text:p>
          </draw:text-box>
        </draw:frame>
        <draw:frame draw:style-name="gr2" draw:text-style-name="P3" draw:layer="layout" svg:width="5.612cm" svg:height="0.891cm" svg:x="1.596cm" svg:y="10.946cm">
          <draw:object xlink:href="./Object 64" xlink:type="simple" xlink:show="embed" xlink:actuate="onLoad">
            <text:p/>
          </draw:object>
          <draw:image xlink:href="./ObjectReplacements/Object 64" xlink:type="simple" xlink:show="embed" xlink:actuate="onLoad"/>
        </draw:frame>
        <draw:frame draw:style-name="gr5" draw:text-style-name="P8" draw:layer="layout" svg:width="24.2cm" svg:height="0.963cm" svg:x="1.8cm" svg:y="10.874cm">
          <draw:text-box>
            <text:p text:style-name="P8"><text:tab/><text:tab/><text:tab/><text:tab/> <text:s/>alle Regeln bei denen A auf der linken Seite steht und kein A = <text:span text:style-name="T6">ε</text:span></text:p>
          </draw:text-box>
        </draw:frame>
        <draw:frame draw:style-name="gr5" draw:text-style-name="P8" draw:layer="layout" svg:width="24.404cm" svg:height="0.963cm" svg:x="1.4cm" svg:y="11.837cm">
          <draw:text-box>
            <text:p text:style-name="P8">Zudem seien <text:s text:c="25"/>alle restlichen Regeln mit A links.</text:p>
          </draw:text-box>
        </draw:frame>
        <draw:frame draw:style-name="gr2" draw:text-style-name="P3" draw:layer="layout" svg:width="4.29cm" svg:height="0.891cm" svg:x="5.6cm" svg:y="11.909cm">
          <draw:object xlink:href="./Object 65" xlink:type="simple" xlink:show="embed" xlink:actuate="onLoad">
            <text:p/>
          </draw:object>
          <draw:image xlink:href="./ObjectReplacements/Object 65" xlink:type="simple" xlink:show="embed" xlink:actuate="onLoad"/>
        </draw:frame>
        <draw:frame draw:style-name="gr12" draw:text-style-name="P8" draw:layer="layout" svg:width="23.8cm" svg:height="2.387cm" svg:x="1.4cm" svg:y="13.4cm">
          <draw:text-box>
            <text:p text:style-name="P8">Wir konstruieren <text:s text:c="41"/>und zielen wieder auf <text:s text:c="23"/>ab.</text:p>
            <text:p text:style-name="P8">Sei dazu X die Menge aller linksrekursiven A-Regeln. </text:p>
            <text:p text:style-name="P8"><text:s text:c="30"/></text:p>
          </draw:text-box>
        </draw:frame>
        <draw:frame draw:style-name="gr17" draw:text-style-name="P9" draw:layer="layout" svg:width="6.993cm" svg:height="0.846cm" svg:x="6.8cm" svg:y="13.2cm">
          <draw:object xlink:href="./Object 66" xlink:type="simple" xlink:show="embed" xlink:actuate="onLoad">
            <text:p text:style-name="P9"><text:s text:c="6"/></text:p>
          </draw:object>
          <draw:image xlink:href="./ObjectReplacements/Object 66" xlink:type="simple" xlink:show="embed" xlink:actuate="onLoad"/>
        </draw:frame>
        <draw:frame draw:style-name="gr2" draw:text-style-name="P3" draw:layer="layout" svg:width="4.217cm" svg:height="0.846cm" svg:x="19.983cm" svg:y="13.2cm">
          <draw:object xlink:href="./Object 67" xlink:type="simple" xlink:show="embed" xlink:actuate="onLoad">
            <text:p/>
          </draw:object>
          <draw:image xlink:href="./ObjectReplacements/Object 67" xlink:type="simple" xlink:show="embed" xlink:actuate="onLoad"/>
        </draw:frame>
        <draw:frame draw:style-name="gr2" draw:text-style-name="P3" draw:layer="layout" svg:width="7.163cm" svg:height="0.909cm" svg:x="8cm" svg:y="15.587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2" draw:text-style-name="P3" draw:layer="layout" svg:width="11.629cm" svg:height="0.891cm" svg:x="6.171cm" svg:y="17.2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2" draw:text-style-name="P3" draw:layer="layout" svg:width="12.017cm" svg:height="0.891cm" svg:x="6.135cm" svg:y="18.8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3" draw:text-style-name="P7" draw:layer="layout" svg:width="9.6cm" svg:height="1.348cm" svg:x="1.6cm" svg:y="1.252cm">
          <draw:text-box>
            <text:p text:style-name="P6"><text:span text:style-name="T16">Theorem</text:span></text:p>
          </draw:text-box>
        </draw:frame>
        <draw:frame draw:style-name="gr12" draw:text-style-name="P8" draw:layer="layout" svg:width="20.2cm" svg:height="2.387cm" svg:x="1.6cm" svg:y="3.213cm">
          <draw:text-box>
            <text:p text:style-name="P8">Jede kontextfreie Sprache ist durch eine kontextfreie Grammatik in Greibach-Normalform erzeugbar.</text:p>
          </draw:text-box>
        </draw:frame>
        <draw:frame draw:style-name="gr5" draw:text-style-name="P8" draw:layer="layout" svg:width="6.6cm" svg:height="0.963cm" svg:x="1.6cm" svg:y="5.6cm">
          <draw:text-box>
            <text:p text:style-name="P8">Beweis:</text:p>
          </draw:text-box>
        </draw:frame>
        <draw:frame draw:style-name="gr2" draw:text-style-name="P3" draw:layer="layout" svg:width="4.864cm" svg:height="0.846cm" svg:x="2.936cm" svg:y="6.954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7" draw:text-style-name="P8" draw:layer="layout" svg:width="20.2cm" svg:height="1.675cm" svg:x="1.6cm" svg:y="6.837cm">
          <draw:text-box>
            <text:p text:style-name="P8">Sei <text:s text:c="28"/>in Chomsky-Normalform, kontextfrei und <text:span text:style-name="T6">ε</text:span><text:span text:style-name="T5">-frei</text:span></text:p>
          </draw:text-box>
        </draw:frame>
        <draw:frame draw:style-name="gr18" draw:text-style-name="P8" draw:layer="layout" svg:width="20.2cm" svg:height="9.507cm" svg:x="1.8cm" svg:y="8.2cm">
          <draw:text-box>
            <text:p text:style-name="P8">(1) Sei <text:s text:c="30"/>mit <text:s text:c="11"/>. Zuerst formen wir alle Regeln der Form <text:s text:c="16"/>zu <text:s text:c="8"/>um. </text:p>
            <text:p text:style-name="P8"/>
            <text:p text:style-name="P8">(2) Jetzt gibt es nur noch folgende Regeln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(3) Substitution von An aus, bis alles in GNF ist.</text:p>
            <text:p text:style-name="P8"/>
            <text:p text:style-name="P8">(4) P mit S-&gt; e und S'-S vereinigen und einmal für S substituieren</text:p>
          </draw:text-box>
        </draw:frame>
        <draw:frame draw:style-name="gr2" draw:text-style-name="P3" draw:layer="layout" svg:width="5.43cm" svg:height="0.891cm" svg:x="4cm" svg:y="8.273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frame draw:style-name="gr2" draw:text-style-name="P3" draw:layer="layout" svg:width="1.939cm" svg:height="0.891cm" svg:x="10.57cm" svg:y="8.272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draw:style-name="gr2" draw:text-style-name="P3" draw:layer="layout" svg:width="2.748cm" svg:height="0.891cm" svg:x="4.8cm" svg:y="9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frame draw:style-name="gr2" draw:text-style-name="P3" draw:layer="layout" svg:width="1.299cm" svg:height="0.787cm" svg:x="8.452cm" svg:y="9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19" draw:text-style-name="P8" draw:layer="layout" svg:width="13.6cm" svg:height="3.811cm" svg:x="3cm" svg:y="11.299cm">
          <draw:text-box>
            <text:list text:style-name="L5">
              <text:list-item>
                <text:p text:style-name="P8"/>
                <text:p text:style-name="P8"/>
              </text:list-item>
              <text:list-item>
                <text:p text:style-name="P8"/>
                <text:p text:style-name="P8"/>
              </text:list-item>
              <text:list-item>
                <text:p text:style-name="P8"><text:s text:c="19"/>Wobei Z<text:span text:style-name="T18">i</text:span> eine neue Variable ist</text:p>
              </text:list-item>
            </text:list>
          </draw:text-box>
        </draw:frame>
        <draw:frame draw:style-name="gr2" draw:text-style-name="P3" draw:layer="layout" svg:width="4.209cm" svg:height="0.891cm" svg:x="4.052cm" svg:y="11.299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frame draw:style-name="gr2" draw:text-style-name="P3" draw:layer="layout" svg:width="4.161cm" svg:height="0.891cm" svg:x="3.991cm" svg:y="12.709cm">
          <draw:object xlink:href="./Object 77" xlink:type="simple" xlink:show="embed" xlink:actuate="onLoad">
            <text:p/>
          </draw:object>
          <draw:image xlink:href="./ObjectReplacements/Object 77" xlink:type="simple" xlink:show="embed" xlink:actuate="onLoad"/>
        </draw:frame>
        <draw:frame draw:style-name="gr2" draw:text-style-name="P3" draw:layer="layout" svg:width="2.944cm" svg:height="0.891cm" svg:x="4cm" svg:y="14.2cm">
          <draw:object xlink:href="./Object 78" xlink:type="simple" xlink:show="embed" xlink:actuate="onLoad">
            <text:p/>
          </draw:object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15" draw:text-style-name="P7" draw:layer="layout" svg:width="20.4cm" svg:height="2.445cm" svg:x="1.6cm" svg:y="1cm">
          <draw:text-box>
            <text:p text:style-name="P6"><text:span text:style-name="T16">Komplexität bei Greibach-Normalform</text:span></text:p>
          </draw:text-box>
        </draw:frame>
        <draw:frame draw:style-name="gr7" draw:text-style-name="P8" draw:layer="layout" svg:width="24cm" svg:height="1.675cm" svg:x="1.6cm" svg:y="3.2cm">
          <draw:text-box>
            <text:p text:style-name="P8">Grammatik <text:s text:c="49"/>mit den folgenden Ableitungsregeln: <text:s text:c="5"/></text:p>
            <text:p text:style-name="P8"><text:s/></text:p>
          </draw:text-box>
        </draw:frame>
        <draw:frame draw:style-name="gr2" draw:text-style-name="P3" draw:layer="layout" svg:width="4.864cm" svg:height="0.846cm" svg:x="5cm" svg:y="3.2cm">
          <draw:object xlink:href="./Object 79" xlink:type="simple" xlink:show="embed" xlink:actuate="onLoad">
            <text:p/>
          </draw:object>
          <draw:image xlink:href="./ObjectReplacements/Object 79" xlink:type="simple" xlink:show="embed" xlink:actuate="onLoad"/>
        </draw:frame>
        <draw:frame draw:style-name="gr2" draw:text-style-name="P3" draw:layer="layout" svg:width="0.2cm" svg:height="0.483cm" svg:x="10.058cm" svg:y="5.659cm">
          <draw:object xlink:href="./Object 80" xlink:type="simple" xlink:show="embed" xlink:actuate="onLoad">
            <text:p/>
          </draw:object>
          <draw:image xlink:href="./ObjectReplacements/Object 80" xlink:type="simple" xlink:show="embed" xlink:actuate="onLoad"/>
        </draw:frame>
        <draw:frame draw:style-name="gr2" draw:text-style-name="P3" draw:layer="layout" svg:width="1.921cm" svg:height="0.787cm" svg:x="2.4cm" svg:y="4.875cm">
          <draw:object xlink:href="./Object 81" xlink:type="simple" xlink:show="embed" xlink:actuate="onLoad">
            <text:p/>
          </draw:object>
          <draw:image xlink:href="./ObjectReplacements/Object 81" xlink:type="simple" xlink:show="embed" xlink:actuate="onLoad"/>
        </draw:frame>
        <draw:frame draw:style-name="gr5" draw:text-style-name="P8" draw:layer="layout" svg:width="6.6cm" svg:height="0.963cm" svg:x="4cm" svg:y="4.8cm">
          <draw:text-box>
            <text:p text:style-name="P8">{</text:p>
          </draw:text-box>
        </draw:frame>
        <draw:frame draw:style-name="gr5" draw:text-style-name="P8" draw:layer="layout" svg:width="6.6cm" svg:height="0.963cm" svg:x="11.2cm" svg:y="9.272cm">
          <draw:text-box>
            <text:p text:style-name="P8">}</text:p>
          </draw:text-box>
        </draw:frame>
        <draw:frame draw:style-name="gr20" draw:text-style-name="P8" draw:layer="layout" svg:width="11.2cm" svg:height="5.235cm" svg:x="5.4cm" svg:y="5cm">
          <draw:text-box>
            <text:list text:style-name="L5">
              <text:list-item>
                <text:p text:style-name="P8"/>
                <text:p text:style-name="P8"/>
              </text:list-item>
              <text:list-item>
                <text:p text:style-name="P8"/>
                <text:p text:style-name="P8"/>
              </text:list-item>
              <text:list-item>
                <text:p text:style-name="P8"/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draw:style-name="gr2" draw:text-style-name="P3" draw:layer="layout" svg:width="11.357cm" svg:height="0.891cm" svg:x="6.4cm" svg:y="4.875cm">
          <draw:object xlink:href="./Object 82" xlink:type="simple" xlink:show="embed" xlink:actuate="onLoad">
            <text:p/>
          </draw:object>
          <draw:image xlink:href="./ObjectReplacements/Object 82" xlink:type="simple" xlink:show="embed" xlink:actuate="onLoad"/>
        </draw:frame>
        <draw:frame draw:style-name="gr2" draw:text-style-name="P3" draw:layer="layout" svg:width="2.99cm" svg:height="0.891cm" svg:x="6.4cm" svg:y="6.509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2" draw:text-style-name="P3" draw:layer="layout" svg:width="2.494cm" svg:height="0.891cm" svg:x="6.306cm" svg:y="8cm">
          <draw:object xlink:href="./Object 84" xlink:type="simple" xlink:show="embed" xlink:actuate="onLoad">
            <text:p/>
          </draw:object>
          <draw:image xlink:href="./ObjectReplacements/Object 84" xlink:type="simple" xlink:show="embed" xlink:actuate="onLoad"/>
        </draw:frame>
        <draw:frame draw:style-name="gr2" draw:text-style-name="P3" draw:layer="layout" svg:width="2.479cm" svg:height="0.891cm" svg:x="6.4cm" svg:y="9.344cm">
          <draw:object xlink:href="./Object 85" xlink:type="simple" xlink:show="embed" xlink:actuate="onLoad">
            <text:p/>
          </draw:object>
          <draw:image xlink:href="./ObjectReplacements/Object 85" xlink:type="simple" xlink:show="embed" xlink:actuate="onLoad"/>
        </draw:frame>
        <draw:frame draw:style-name="gr2" draw:text-style-name="P3" draw:layer="layout" svg:width="9.97cm" svg:height="0.846cm" svg:x="2.699cm" svg:y="11.389cm">
          <draw:object xlink:href="./Object 86" xlink:type="simple" xlink:show="embed" xlink:actuate="onLoad">
            <text:p/>
          </draw:object>
          <draw:image xlink:href="./ObjectReplacements/Object 86" xlink:type="simple" xlink:show="embed" xlink:actuate="onLoad"/>
        </draw:frame>
        <draw:frame draw:style-name="gr21" draw:text-style-name="P8" draw:layer="layout" svg:width="24.2cm" svg:height="7.4cm" svg:x="2.2cm" svg:y="12.8cm">
          <draw:text-box>
            <text:p text:style-name="P8">Nach der Umformung zur GNF haben wir nur noch die Regeln <text:s text:c="14"/>, <text:s text:c="14"/></text:p>
            <text:p text:style-name="P8">Und <text:s text:c="60"/>. Jede dieser Regeln ist i+1 lang. <text:s/></text:p>
          </draw:text-box>
        </draw:frame>
        <draw:frame draw:style-name="gr2" draw:text-style-name="P3" draw:layer="layout" svg:width="2.494cm" svg:height="0.891cm" svg:x="20cm" svg:y="12.8cm">
          <draw:object xlink:href="./Object 87" xlink:type="simple" xlink:show="embed" xlink:actuate="onLoad">
            <text:p/>
          </draw:object>
          <draw:image xlink:href="./ObjectReplacements/Object 87" xlink:type="simple" xlink:show="embed" xlink:actuate="onLoad"/>
        </draw:frame>
        <draw:frame draw:style-name="gr2" draw:text-style-name="P3" draw:layer="layout" svg:width="2.479cm" svg:height="0.891cm" svg:x="22.921cm" svg:y="12.8cm">
          <draw:object xlink:href="./Object 88" xlink:type="simple" xlink:show="embed" xlink:actuate="onLoad">
            <text:p/>
          </draw:object>
          <draw:image xlink:href="./ObjectReplacements/Object 88" xlink:type="simple" xlink:show="embed" xlink:actuate="onLoad"/>
        </draw:frame>
        <draw:frame draw:style-name="gr2" draw:text-style-name="P3" draw:layer="layout" svg:width="10.549cm" svg:height="0.989cm" svg:x="3.906cm" svg:y="13.6cm">
          <draw:object xlink:href="./Object 89" xlink:type="simple" xlink:show="embed" xlink:actuate="onLoad">
            <text:p/>
          </draw:object>
          <draw:image xlink:href="./ObjectReplacements/Object 89" xlink:type="simple" xlink:show="embed" xlink:actuate="onLoad"/>
        </draw:frame>
        <draw:frame draw:style-name="gr2" draw:text-style-name="P3" draw:layer="layout" svg:width="9.901cm" svg:height="1.911cm" svg:x="7.6cm" svg:y="16cm">
          <draw:object xlink:href="./Object 90" xlink:type="simple" xlink:show="embed" xlink:actuate="onLoad">
            <text:p/>
          </draw:object>
          <draw:image xlink:href="./ObjectReplacements/Object 90" xlink:type="simple" xlink:show="embed" xlink:actuate="onLoad"/>
        </draw:frame>
        <draw:frame draw:style-name="gr5" draw:text-style-name="P8" draw:layer="layout" svg:width="2.8cm" svg:height="0.963cm" svg:x="14.2cm" svg:y="15.8cm">
          <draw:text-box>
            <text:p text:style-name="P8"><text:span text:style-name="T19">(</text:span><text:span text:style-name="T6">I</text:span><text:span text:style-name="T19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3" draw:text-style-name="P7" draw:layer="layout" svg:width="20.6cm" svg:height="1.348cm" svg:x="1cm" svg:y="1cm">
          <draw:text-box>
            <text:p text:style-name="P6"><text:span text:style-name="T16">Greibach-Normalform</text:span></text:p>
          </draw:text-box>
        </draw:frame>
        <draw:frame draw:style-name="gr7" draw:text-style-name="P8" draw:layer="layout" svg:width="12cm" svg:height="1.675cm" svg:x="1.2cm" svg:y="3.125cm">
          <draw:text-box>
            <text:p text:style-name="P8"><text:span text:style-name="T20">Form der Produktionen:</text:span></text:p>
          </draw:text-box>
        </draw:frame>
        <draw:frame draw:style-name="gr2" draw:text-style-name="P3" draw:layer="layout" svg:width="4.864cm" svg:height="0.846cm" svg:x="20.536cm" svg:y="1.502cm">
          <draw:object xlink:href="./Object 91" xlink:type="simple" xlink:show="embed" xlink:actuate="onLoad">
            <text:p/>
          </draw:object>
          <draw:image xlink:href="./ObjectReplacements/Object 91" xlink:type="simple" xlink:show="embed" xlink:actuate="onLoad"/>
        </draw:frame>
        <draw:frame draw:style-name="gr22" draw:text-style-name="P8" draw:layer="layout" svg:width="6.8cm" svg:height="4.523cm" svg:x="1.8cm" svg:y="4.677cm">
          <draw:text-box>
            <text:list text:style-name="L5">
              <text:list-item>
                <text:p text:style-name="P8"><text:span text:style-name="T20"/></text:p>
                <text:p text:style-name="P8"><text:span text:style-name="T20"/></text:p>
              </text:list-item>
              <text:list-item>
                <text:p text:style-name="P8"><text:span text:style-name="T20"/></text:p>
                <text:p text:style-name="P8"><text:span text:style-name="T20"/></text:p>
              </text:list-item>
              <text:list-item>
                <text:p text:style-name="P8"><text:span text:style-name="T20"/></text:p>
              </text:list-item>
            </text:list>
            <text:list text:style-name="L6">
              <text:list-header>
                <text:p text:style-name="P8"><text:span text:style-name="T20"/></text:p>
              </text:list-header>
            </text:list>
          </draw:text-box>
        </draw:frame>
        <draw:frame draw:style-name="gr2" draw:text-style-name="P3" draw:layer="layout" svg:width="10.695cm" svg:height="0.891cm" svg:x="2.74cm" svg:y="4.8cm">
          <draw:object xlink:href="./Object 92" xlink:type="simple" xlink:show="embed" xlink:actuate="onLoad">
            <text:p/>
          </draw:object>
          <draw:image xlink:href="./ObjectReplacements/Object 92" xlink:type="simple" xlink:show="embed" xlink:actuate="onLoad"/>
        </draw:frame>
        <draw:frame draw:style-name="gr2" draw:text-style-name="P3" draw:layer="layout" svg:width="1.598cm" svg:height="0.787cm" svg:x="2.8cm" svg:y="7.6cm">
          <draw:object xlink:href="./Object 93" xlink:type="simple" xlink:show="embed" xlink:actuate="onLoad">
            <text:p/>
          </draw:object>
          <draw:image xlink:href="./ObjectReplacements/Object 93" xlink:type="simple" xlink:show="embed" xlink:actuate="onLoad"/>
        </draw:frame>
        <draw:frame draw:style-name="gr2" draw:text-style-name="P3" draw:layer="layout" svg:width="9.308cm" svg:height="0.787cm" svg:x="2.762cm" svg:y="6.226cm">
          <draw:object xlink:href="./Object 94" xlink:type="simple" xlink:show="embed" xlink:actuate="onLoad">
            <text:p/>
          </draw:object>
          <draw:image xlink:href="./ObjectReplacements/Object 94" xlink:type="simple" xlink:show="embed" xlink:actuate="onLoad"/>
        </draw:frame>
        <draw:frame draw:style-name="gr12" draw:text-style-name="P8" draw:layer="layout" svg:width="23cm" svg:height="2.387cm" svg:x="1.2cm" svg:y="9.4cm">
          <draw:text-box>
            <text:p text:style-name="P8"><text:span text:style-name="T20">Gilt dies für alle Produktionen, liegt die Grammatik in Greibach-Normalform vor</text:span></text:p>
          </draw:text-box>
        </draw:frame>
        <draw:frame draw:style-name="gr5" draw:text-style-name="P8" draw:layer="layout" svg:width="16cm" svg:height="0.963cm" svg:x="1.4cm" svg:y="10.637cm">
          <draw:text-box>
            <text:p text:style-name="P8"><text:span text:style-name="T20">Außerdem ist sie in m-Standart-Form, wenn <text:s text:c="10"/>gilt </text:span></text:p>
          </draw:text-box>
        </draw:frame>
        <draw:frame draw:style-name="gr2" draw:text-style-name="P3" draw:layer="layout" svg:width="1.683cm" svg:height="0.787cm" svg:x="14.117cm" svg:y="10.637cm">
          <draw:object xlink:href="./Object 95" xlink:type="simple" xlink:show="embed" xlink:actuate="onLoad">
            <text:p/>
          </draw:object>
          <draw:image xlink:href="./ObjectReplacements/Object 95" xlink:type="simple" xlink:show="embed" xlink:actuate="onLoad"/>
        </draw:frame>
        <draw:frame draw:style-name="gr5" draw:text-style-name="P8" draw:layer="layout" svg:width="9.8cm" svg:height="0.963cm" svg:x="1.4cm" svg:y="12.4cm">
          <draw:text-box>
            <text:p text:style-name="P8"><text:span text:style-name="T20">Beispiel:</text:span></text:p>
          </draw:text-box>
        </draw:frame>
        <draw:frame draw:style-name="gr2" draw:text-style-name="P3" draw:layer="layout" svg:width="9.004cm" svg:height="0.846cm" svg:x="4.626cm" svg:y="12.543cm">
          <draw:object xlink:href="./Object 96" xlink:type="simple" xlink:show="embed" xlink:actuate="onLoad">
            <text:p/>
          </draw:object>
          <draw:image xlink:href="./ObjectReplacements/Object 96" xlink:type="simple" xlink:show="embed" xlink:actuate="onLoad"/>
        </draw:frame>
        <draw:frame draw:style-name="gr2" draw:text-style-name="P3" draw:layer="layout" svg:width="14.483cm" svg:height="0.811cm" svg:x="4.6cm" svg:y="14.589cm">
          <draw:object xlink:href="./Object 97" xlink:type="simple" xlink:show="embed" xlink:actuate="onLoad">
            <text:p/>
          </draw:object>
          <draw:image xlink:href="./ObjectReplacements/Object 97" xlink:type="simple" xlink:show="embed" xlink:actuate="onLoad"/>
        </draw:frame>
        <draw:frame draw:style-name="gr2" draw:text-style-name="P3" draw:layer="layout" svg:width="3.865cm" svg:height="0.815cm" svg:x="4.626cm" svg:y="13.589cm">
          <draw:object xlink:href="./Object 98" xlink:type="simple" xlink:show="embed" xlink:actuate="onLoad">
            <text:p/>
          </draw:object>
          <draw:image xlink:href="./ObjectReplacements/Object 98" xlink:type="simple" xlink:show="embed" xlink:actuate="onLoad"/>
        </draw:frame>
        <draw:frame draw:style-name="gr5" draw:text-style-name="P8" draw:layer="layout" svg:width="11.4cm" svg:height="0.963cm" svg:x="1.4cm" svg:y="16.4cm">
          <draw:text-box>
            <text:p text:style-name="P8">Ist in 4-Standart-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23" draw:text-style-name="P11" draw:layer="layout" svg:width="21cm" svg:height="1.276cm" svg:x="1.2cm" svg:y="1.2cm">
          <draw:text-box>
            <text:p text:style-name="P10"><text:span text:style-name="T21">2-Standart-Form</text:span></text:p>
          </draw:text-box>
        </draw:frame>
        <draw:frame draw:style-name="gr7" draw:text-style-name="P8" draw:layer="layout" svg:width="12cm" svg:height="1.675cm" svg:x="1.201cm" svg:y="3.125cm">
          <draw:text-box>
            <text:p text:style-name="P8"><text:span text:style-name="T20">Form der Produktionen:</text:span></text:p>
          </draw:text-box>
        </draw:frame>
        <draw:frame draw:style-name="gr2" draw:text-style-name="P3" draw:layer="layout" svg:width="9.194cm" svg:height="0.891cm" svg:x="2.741cm" svg:y="4.8cm">
          <draw:object xlink:href="./Object 99" xlink:type="simple" xlink:show="embed" xlink:actuate="onLoad">
            <text:p/>
          </draw:object>
          <draw:image xlink:href="./ObjectReplacements/Object 99" xlink:type="simple" xlink:show="embed" xlink:actuate="onLoad"/>
        </draw:frame>
        <draw:frame draw:style-name="gr2" draw:text-style-name="P3" draw:layer="layout" svg:width="1.598cm" svg:height="0.787cm" svg:x="2.801cm" svg:y="7.6cm">
          <draw:object xlink:href="./Object 100" xlink:type="simple" xlink:show="embed" xlink:actuate="onLoad">
            <text:p/>
          </draw:object>
          <draw:image xlink:href="./ObjectReplacements/Object 100" xlink:type="simple" xlink:show="embed" xlink:actuate="onLoad"/>
        </draw:frame>
        <draw:frame draw:style-name="gr2" draw:text-style-name="P3" draw:layer="layout" svg:width="9.308cm" svg:height="0.787cm" svg:x="2.763cm" svg:y="6.226cm">
          <draw:object xlink:href="./Object 101" xlink:type="simple" xlink:show="embed" xlink:actuate="onLoad">
            <text:p/>
          </draw:object>
          <draw:image xlink:href="./ObjectReplacements/Object 101" xlink:type="simple" xlink:show="embed" xlink:actuate="onLoad"/>
        </draw:frame>
        <draw:frame draw:style-name="gr5" draw:text-style-name="P8" draw:layer="layout" svg:width="14cm" svg:height="0.963cm" svg:x="1.4cm" svg:y="11cm">
          <draw:text-box>
            <text:p text:style-name="P8">Warum nicht 1-Standart-Form?</text:p>
          </draw:text-box>
        </draw:frame>
        <draw:frame draw:style-name="gr2" draw:text-style-name="P3" draw:layer="layout" svg:width="7.018cm" svg:height="0.891cm" svg:x="2.8cm" svg:y="12.613cm">
          <draw:object xlink:href="./Object 102" xlink:type="simple" xlink:show="embed" xlink:actuate="onLoad">
            <text:p/>
          </draw:object>
          <draw:image xlink:href="./ObjectReplacements/Object 102" xlink:type="simple" xlink:show="embed" xlink:actuate="onLoad"/>
        </draw:frame>
        <draw:frame draw:style-name="gr2" draw:text-style-name="P3" draw:layer="layout" svg:width="1.598cm" svg:height="0.787cm" svg:x="2.86cm" svg:y="15.413cm">
          <draw:object xlink:href="./Object 103" xlink:type="simple" xlink:show="embed" xlink:actuate="onLoad">
            <text:p/>
          </draw:object>
          <draw:image xlink:href="./ObjectReplacements/Object 103" xlink:type="simple" xlink:show="embed" xlink:actuate="onLoad"/>
        </draw:frame>
        <draw:frame draw:style-name="gr2" draw:text-style-name="P3" draw:layer="layout" svg:width="9.308cm" svg:height="0.787cm" svg:x="2.822cm" svg:y="14.039cm">
          <draw:object xlink:href="./Object 104" xlink:type="simple" xlink:show="embed" xlink:actuate="onLoad">
            <text:p/>
          </draw:object>
          <draw:image xlink:href="./ObjectReplacements/Object 104" xlink:type="simple" xlink:show="embed" xlink:actuate="onLoad"/>
        </draw:frame>
        <draw:frame draw:style-name="gr7" draw:text-style-name="P8" draw:layer="layout" svg:width="13.8cm" svg:height="1.675cm" svg:x="1.6cm" svg:y="17.325cm">
          <draw:text-box>
            <text:p text:style-name="P8">Ist rechtslinear → Nur reguläre Sets erzeugbar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style-name="gr15" draw:text-style-name="P7" draw:layer="layout" svg:width="23.4cm" svg:height="2.445cm" svg:x="0.8cm" svg:y="1.155cm">
          <draw:text-box>
            <text:p text:style-name="P6"><text:span text:style-name="T16">Von m-Standart-Form zur (m-1)-Standart-Form</text:span></text:p>
          </draw:text-box>
        </draw:frame>
        <draw:frame draw:style-name="gr2" draw:text-style-name="P3" draw:layer="layout" svg:width="3.463cm" svg:height="1.181cm" svg:x="22.2cm" svg:y="1.219cm">
          <draw:object xlink:href="./Object 105" xlink:type="simple" xlink:show="embed" xlink:actuate="onLoad">
            <text:p/>
          </draw:object>
          <draw:image xlink:href="./ObjectReplacements/Object 105" xlink:type="simple" xlink:show="embed" xlink:actuate="onLoad"/>
        </draw:frame>
        <draw:frame draw:style-name="gr5" draw:text-style-name="P8" draw:layer="layout" svg:width="25.8cm" svg:height="0.963cm" svg:x="1.2cm" svg:y="3.037cm">
          <draw:text-box>
            <text:p text:style-name="P8">Sei also <text:s text:c="29"/>gegeben in Greibach-Normalform. Enthält also solche Regeln: </text:p>
          </draw:text-box>
        </draw:frame>
        <draw:frame draw:style-name="gr2" draw:text-style-name="P3" draw:layer="layout" svg:width="4.864cm" svg:height="0.846cm" svg:x="3.8cm" svg:y="3.117cm">
          <draw:object xlink:href="./Object 106" xlink:type="simple" xlink:show="embed" xlink:actuate="onLoad">
            <text:p/>
          </draw:object>
          <draw:image xlink:href="./ObjectReplacements/Object 106" xlink:type="simple" xlink:show="embed" xlink:actuate="onLoad"/>
        </draw:frame>
        <draw:frame draw:style-name="gr2" draw:text-style-name="P3" draw:layer="layout" svg:width="10.881cm" svg:height="0.891cm" svg:x="2.305cm" svg:y="4.4cm">
          <draw:object xlink:href="./Object 107" xlink:type="simple" xlink:show="embed" xlink:actuate="onLoad">
            <text:p/>
          </draw:object>
          <draw:image xlink:href="./ObjectReplacements/Object 107" xlink:type="simple" xlink:show="embed" xlink:actuate="onLoad"/>
        </draw:frame>
        <draw:frame draw:style-name="gr2" draw:text-style-name="P3" draw:layer="layout" svg:width="1.598cm" svg:height="0.787cm" svg:x="2.365cm" svg:y="7.2cm">
          <draw:object xlink:href="./Object 108" xlink:type="simple" xlink:show="embed" xlink:actuate="onLoad">
            <text:p/>
          </draw:object>
          <draw:image xlink:href="./ObjectReplacements/Object 108" xlink:type="simple" xlink:show="embed" xlink:actuate="onLoad"/>
        </draw:frame>
        <draw:frame draw:style-name="gr2" draw:text-style-name="P3" draw:layer="layout" svg:width="9.308cm" svg:height="0.787cm" svg:x="2.327cm" svg:y="5.826cm">
          <draw:object xlink:href="./Object 109" xlink:type="simple" xlink:show="embed" xlink:actuate="onLoad">
            <text:p/>
          </draw:object>
          <draw:image xlink:href="./ObjectReplacements/Object 109" xlink:type="simple" xlink:show="embed" xlink:actuate="onLoad"/>
        </draw:frame>
        <draw:frame draw:style-name="gr5" draw:text-style-name="P8" draw:layer="layout" svg:width="25.4cm" svg:height="0.963cm" svg:x="1.2cm" svg:y="8.4cm">
          <draw:text-box>
            <text:p text:style-name="P8">Dann konstruieren wir nun <text:s text:c="31"/>mit </text:p>
          </draw:text-box>
        </draw:frame>
        <draw:frame draw:style-name="gr2" draw:text-style-name="P3" draw:layer="layout" svg:width="5.448cm" svg:height="0.846cm" svg:x="9cm" svg:y="8.517cm">
          <draw:object xlink:href="./Object 110" xlink:type="simple" xlink:show="embed" xlink:actuate="onLoad">
            <text:p/>
          </draw:object>
          <draw:image xlink:href="./ObjectReplacements/Object 110" xlink:type="simple" xlink:show="embed" xlink:actuate="onLoad"/>
        </draw:frame>
        <draw:frame draw:style-name="gr2" draw:text-style-name="P3" draw:layer="layout" svg:width="9.168cm" svg:height="0.846cm" svg:x="15.752cm" svg:y="8.548cm">
          <draw:object xlink:href="./Object 111" xlink:type="simple" xlink:show="embed" xlink:actuate="onLoad">
            <text:p/>
          </draw:object>
          <draw:image xlink:href="./ObjectReplacements/Object 111" xlink:type="simple" xlink:show="embed" xlink:actuate="onLoad"/>
        </draw:frame>
        <draw:frame draw:style-name="gr2" draw:text-style-name="P3" draw:layer="layout" svg:width="8.215cm" svg:height="0.891cm" svg:x="8.185cm" svg:y="9.789cm">
          <draw:object xlink:href="./Object 112" xlink:type="simple" xlink:show="embed" xlink:actuate="onLoad">
            <text:p/>
          </draw:object>
          <draw:image xlink:href="./ObjectReplacements/Object 112" xlink:type="simple" xlink:show="embed" xlink:actuate="onLoad"/>
        </draw:frame>
        <draw:frame draw:style-name="gr2" draw:text-style-name="P3" draw:layer="layout" svg:width="10.96cm" svg:height="0.909cm" svg:x="3.4cm" svg:y="11.691cm">
          <draw:object xlink:href="./Object 113" xlink:type="simple" xlink:show="embed" xlink:actuate="onLoad">
            <text:p/>
          </draw:object>
          <draw:image xlink:href="./ObjectReplacements/Object 113" xlink:type="simple" xlink:show="embed" xlink:actuate="onLoad"/>
        </draw:frame>
        <draw:frame draw:style-name="gr2" draw:text-style-name="P3" draw:layer="layout" svg:width="16.194cm" svg:height="0.909cm" svg:x="3.415cm" svg:y="13.182cm">
          <draw:object xlink:href="./Object 114" xlink:type="simple" xlink:show="embed" xlink:actuate="onLoad">
            <text:p/>
          </draw:object>
          <draw:image xlink:href="./ObjectReplacements/Object 114" xlink:type="simple" xlink:show="embed" xlink:actuate="onLoad"/>
        </draw:frame>
        <draw:frame draw:style-name="gr2" draw:text-style-name="P3" draw:layer="layout" svg:width="13.787cm" svg:height="0.909cm" svg:x="3.415cm" svg:y="14.691cm">
          <draw:object xlink:href="./Object 115" xlink:type="simple" xlink:show="embed" xlink:actuate="onLoad">
            <text:p/>
          </draw:object>
          <draw:image xlink:href="./ObjectReplacements/Object 115" xlink:type="simple" xlink:show="embed" xlink:actuate="onLoad"/>
        </draw:frame>
        <draw:frame draw:style-name="gr2" draw:text-style-name="P3" draw:layer="layout" svg:width="17.558cm" svg:height="0.909cm" svg:x="3.415cm" svg:y="16.091cm">
          <draw:object xlink:href="./Object 116" xlink:type="simple" xlink:show="embed" xlink:actuate="onLoad">
            <text:p/>
          </draw:object>
          <draw:image xlink:href="./ObjectReplacements/Object 116" xlink:type="simple" xlink:show="embed" xlink:actuate="onLoad"/>
        </draw:frame>
        <draw:frame draw:style-name="gr2" draw:text-style-name="P3" draw:layer="layout" svg:width="20.103cm" svg:height="0.909cm" svg:x="3.457cm" svg:y="17.491cm">
          <draw:object xlink:href="./Object 117" xlink:type="simple" xlink:show="embed" xlink:actuate="onLoad">
            <text:p/>
          </draw:object>
          <draw:image xlink:href="./ObjectReplacements/Object 1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01T11:19:31.09</meta:creation-date>
    <meta:editing-duration>PT1H45M38S</meta:editing-duration>
    <meta:editing-cycles>44</meta:editing-cycles>
    <dc:date>2019-12-03T00:09:27.36</dc:date>
    <meta:generator>OpenOffice/4.1.6$Win32 OpenOffice.org_project/416m1$Build-9790</meta:generator>
    <dc:creator>Lukas Hempel</dc:creator>
    <meta:document-statistic meta:object-count="304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style mathsize="20pt">
        <mrow>
          <mrow>
            <mi>N</mi>
            <mi>'</mi>
            <mi/>
            <mrow>
              <mi mathvariant="normal">:</mi>
              <mo stretchy="false">=</mo>
              <mi/>
            </mrow>
            <mrow>
              <mo stretchy="false">{</mo>
              <mrow>
                <mi>S</mi>
                <mi>'</mi>
                <mrow>
                  <mi/>
                  <mo stretchy="false">∪</mo>
                  <mrow>
                    <mrow>
                      <mo stretchy="false">{</mo>
                      <mrow>
                        <mi>X</mi>
                        <mrow>
                          <mi/>
                          <mo stretchy="false">∣</mo>
                          <mi/>
                        </mrow>
                        <mrow>
                          <mi>X</mi>
                          <mo stretchy="false">⊂</mo>
                          <mi>N</mi>
                        </mrow>
                      </mrow>
                      <mo stretchy="false">}</mo>
                    </mrow>
                    <mo stretchy="false">∖</mo>
                    <mo stretchy="false">∅</mo>
                  </mrow>
                </mrow>
              </mrow>
              <mo stretchy="false">}</mo>
            </mrow>
          </mrow>
        </mrow>
      </mstyle>
    </mrow>
    <annotation encoding="StarMath 5.0">size 20 {N' ``:=`` lbrace S'` union lbrace X ~divides` X subset N  rbrace  setminus emptyset rbrace} </annotation>
  </semantics>
</math>
</file>

<file path=Object 100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101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102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i/>
            <mi>A</mi>
            <mi>,</mi>
            <mrow>
              <msub>
                <mi>B</mi>
                <mrow>
                  <mn>1</mn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 ~~~A,B_{1} in N setminus S
}
</annotation>
  </semantics>
</math>
</file>

<file path=Object 103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104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105/content.xml><?xml version="1.0" encoding="utf-8"?>
<math xmlns="http://www.w3.org/1998/Math/MathML">
  <semantics>
    <mrow>
      <mstyle mathsize="30pt">
        <mrow>
          <mrow>
            <mo stretchy="false">∀</mo>
            <mrow>
              <mi>m</mi>
              <mo stretchy="false">⩾</mo>
              <mn>3</mn>
            </mrow>
          </mrow>
        </mrow>
      </mstyle>
    </mrow>
    <annotation encoding="StarMath 5.0">size 30 {
forall m geslant 3
}</annotation>
  </semantics>
</math>
</file>

<file path=Object 106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107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n>...</mn>
            <msub>
              <mi>B</mi>
              <mrow>
                <mi>m</mi>
              </mrow>
            </msub>
            <mi>,</mi>
            <mi/>
            <mi>A</mi>
            <mi>,</mi>
            <msub>
              <mi>B</mi>
              <mrow>
                <mn>1</mn>
              </mrow>
            </msub>
            <mi>,</mi>
            <mn>...</mn>
            <mi>,</mi>
            <mrow>
              <msub>
                <mi>B</mi>
                <mrow>
                  <mi>m</mi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...B_{m}, ~~~A,B_{1},...,B_{m} in N setminus S
}
</annotation>
  </semantics>
</math>
</file>

<file path=Object 108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109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11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sub>
                <mi>P</mi>
                <mrow>
                  <mi>s</mi>
                </mrow>
              </msub>
              <mo stretchy="false">∪</mo>
              <msub>
                <mi>P</mi>
                <mrow>
                  <mi>n</mi>
                </mrow>
              </msub>
            </mrow>
          </mrow>
        </mrow>
      </mstyle>
    </mrow>
    <annotation encoding="StarMath 5.0"> size 20 {P' ``:=`` P_{s} union P_{n} }
</annotation>
  </semantics>
</math>
</file>

<file path=Object 110/content.xml><?xml version="1.0" encoding="utf-8"?>
<math xmlns="http://www.w3.org/1998/Math/MathML">
  <semantics>
    <mrow>
      <mstyle mathsize="20pt">
        <mrow>
          <mrow>
            <mi>G</mi>
            <mrow>
              <mi>'</mi>
              <mo stretchy="false">=</mo>
              <mrow>
                <mo stretchy="false">(</mo>
                <mrow>
                  <mi>V</mi>
                  <mi>'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' = (V', %SIGMA , P, S)}
</annotation>
  </semantics>
</math>
</file>

<file path=Object 111/content.xml><?xml version="1.0" encoding="utf-8"?>
<math xmlns="http://www.w3.org/1998/Math/MathML">
  <semantics>
    <mrow>
      <mstyle mathsize="20pt">
        <mrow>
          <mrow>
            <mi>V</mi>
            <mi>'</mi>
            <mi/>
            <mrow>
              <mi mathvariant="normal">:</mi>
              <mo stretchy="false">=</mo>
              <mi/>
            </mrow>
            <mrow>
              <mi>V</mi>
              <mo stretchy="false">∪</mo>
              <mrow>
                <mo stretchy="false">{</mo>
                <mrow>
                  <mrow>
                    <mo stretchy="false">(</mo>
                    <mrow>
                      <mi>A</mi>
                      <mi>,</mi>
                      <mi>B</mi>
                    </mrow>
                    <mo stretchy="false">)</mo>
                  </mrow>
                  <mrow>
                    <mi/>
                    <mo stretchy="false">∣</mo>
                    <mi/>
                  </mrow>
                  <mi>A</mi>
                  <mi>,</mi>
                  <mrow>
                    <mi>B</mi>
                    <mo stretchy="false">∈</mo>
                    <mi>N</mi>
                  </mrow>
                </mrow>
                <mo stretchy="false">}</mo>
              </mrow>
            </mrow>
            <mi>,</mi>
          </mrow>
        </mrow>
      </mstyle>
    </mrow>
    <annotation encoding="StarMath 5.0">size 20 {
V' ``:=`` V union lbrace (A,B) ~divides` A,B in N  rbrace, 
}
</annotation>
  </semantics>
</math>
</file>

<file path=Object 112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row>
                <mrow>
                  <mrow>
                    <msub>
                      <mi>P</mi>
                      <mrow>
                        <mn>1</mn>
                      </mrow>
                    </msub>
                    <mo stretchy="false">∪</mo>
                    <msub>
                      <mi>P</mi>
                      <mrow>
                        <mn>2</mn>
                      </mrow>
                    </msub>
                  </mrow>
                  <mo stretchy="false">∪</mo>
                  <msub>
                    <mi>P</mi>
                    <mrow>
                      <mn>3</mn>
                    </mrow>
                  </msub>
                </mrow>
                <mo stretchy="false">∪</mo>
                <msub>
                  <mi>P</mi>
                  <mrow>
                    <mn>4</mn>
                  </mrow>
                </msub>
              </mrow>
              <mo stretchy="false">∪</mo>
              <msub>
                <mi>P</mi>
                <mrow>
                  <mn>5</mn>
                </mrow>
              </msub>
            </mrow>
          </mrow>
        </mrow>
      </mstyle>
    </mrow>
    <annotation encoding="StarMath 5.0"> size 20 {P' ``:=`` 
  P_{1} union P_{2} union P_{3} union P_{4} union P_{5}
 }
</annotation>
  </semantics>
</math>
</file>

<file path=Object 113/content.xml><?xml version="1.0" encoding="utf-8"?>
<math xmlns="http://www.w3.org/1998/Math/MathML">
  <semantics>
    <mrow>
      <mstyle mathsize="20pt">
        <mrow>
          <mrow>
            <msub>
              <mi>P</mi>
              <mrow>
                <mn>1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o stretchy="false">→</mo>
                <mo stretchy="false">α</mo>
                <mrow>
                  <mi/>
                  <mo stretchy="false">∣</mo>
                  <mi/>
                </mrow>
                <mi>A</mi>
                <mo stretchy="false">→</mo>
                <mrow>
                  <mo stretchy="false">α</mo>
                  <mo stretchy="false">∈</mo>
                  <mrow>
                    <mi>P</mi>
                    <mo stretchy="false">∧</mo>
                    <mi mathvariant="italic">lg</mi>
                  </mrow>
                </mrow>
                <mrow>
                  <mrow>
                    <mo stretchy="false">(</mo>
                    <mrow>
                      <mo stretchy="false">α</mo>
                    </mrow>
                    <mo stretchy="false">)</mo>
                  </mrow>
                  <mo stretchy="false">⩽</mo>
                  <mi>m</mi>
                </mrow>
              </mrow>
              <mo stretchy="false">}</mo>
            </mrow>
          </mrow>
        </mrow>
      </mstyle>
    </mrow>
    <annotation encoding="StarMath 5.0"> size 20 {P_{1} ``:=`` 
   lbrace A rightarrow %alpha ~divides` A rightarrow %alpha in P and lg(%alpha) leslant m rbrace 
 }
</annotation>
  </semantics>
</math>
</file>

<file path=Object 114/content.xml><?xml version="1.0" encoding="utf-8"?>
<math xmlns="http://www.w3.org/1998/Math/MathML">
  <semantics>
    <mrow>
      <mstyle mathsize="20pt">
        <mrow>
          <mrow>
            <msub>
              <mi>P</mi>
              <mrow>
                <mn>2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o stretchy="false">→</mo>
                <msub>
                  <mi>a</mi>
                  <mrow>
                    <mn>1</mn>
                  </mrow>
                </msub>
                <msub>
                  <mi>B</mi>
                  <mrow>
                    <mn>1</mn>
                  </mrow>
                </msub>
                <mn>...</mn>
                <msub>
                  <mi>B</mi>
                  <mrow>
                    <mrow>
                      <mi>m</mi>
                      <mo stretchy="false">−</mo>
                      <mn>2</mn>
                    </mrow>
                  </mrow>
                </msub>
                <mrow>
                  <mo stretchy="false">(</mo>
                  <mrow>
                    <msub>
                      <mi>B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b>
                    <mi>,</mi>
                    <msub>
                      <mi>B</mi>
                      <mrow>
                        <mi>m</mi>
                      </mrow>
                    </msub>
                  </mrow>
                  <mo stretchy="false">)</mo>
                </mrow>
                <mrow>
                  <mi/>
                  <mo stretchy="false">∣</mo>
                  <mi/>
                </mrow>
                <mi>A</mi>
                <mo stretchy="false">→</mo>
                <msub>
                  <mi>a</mi>
                  <mrow>
                    <mn>1</mn>
                  </mrow>
                </msub>
                <msub>
                  <mi>B</mi>
                  <mrow>
                    <mn>1</mn>
                  </mrow>
                </msub>
                <mn>...</mn>
                <mrow>
                  <msub>
                    <mi>B</mi>
                    <mrow>
                      <mi>m</mi>
                    </mrow>
                  </msub>
                  <mo stretchy="false">∈</mo>
                  <mi>P</mi>
                </mrow>
              </mrow>
              <mo stretchy="false">}</mo>
            </mrow>
          </mrow>
        </mrow>
      </mstyle>
    </mrow>
    <annotation encoding="StarMath 5.0"> size 20 {P_{2} ``:=`` 
   lbrace A rightarrow a_{1} B_{1} ... B_{m-2}(B_{m-1}, B_{m}) ~divides` A rightarrow a_{1} B_{1} ... B_{m} in P  rbrace 
 }
</annotation>
  </semantics>
</math>
</file>

<file path=Object 115/content.xml><?xml version="1.0" encoding="utf-8"?>
<math xmlns="http://www.w3.org/1998/Math/MathML">
  <semantics>
    <mrow>
      <mstyle mathsize="20pt">
        <mrow>
          <mrow>
            <msub>
              <mi>P</mi>
              <mrow>
                <mn>3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row>
                  <mo stretchy="false">(</mo>
                  <mrow>
                    <mi>A</mi>
                    <mi>,</mi>
                    <mi>B</mi>
                  </mrow>
                  <mo stretchy="false">)</mo>
                </mrow>
                <mo stretchy="false">→</mo>
                <mo stretchy="false">α</mo>
                <mi>B</mi>
                <mrow>
                  <mi/>
                  <mo stretchy="false">∣</mo>
                  <mi/>
                </mrow>
                <mi>A</mi>
                <mo stretchy="false">→</mo>
                <mrow>
                  <mo stretchy="false">α</mo>
                  <mo stretchy="false">∈</mo>
                  <mrow>
                    <mi>P</mi>
                    <mo stretchy="false">∧</mo>
                    <mi mathvariant="italic">lg</mi>
                  </mrow>
                </mrow>
                <mrow>
                  <mrow>
                    <mo stretchy="false">(</mo>
                    <mrow>
                      <mo stretchy="false">α</mo>
                    </mrow>
                    <mo stretchy="false">)</mo>
                  </mrow>
                  <mo stretchy="false">⩽</mo>
                  <mrow>
                    <mi>m</mi>
                    <mo stretchy="false">−</mo>
                    <mn>1</mn>
                  </mrow>
                </mrow>
              </mrow>
              <mo stretchy="false">}</mo>
            </mrow>
          </mrow>
        </mrow>
      </mstyle>
    </mrow>
    <annotation encoding="StarMath 5.0"> size 20 {P_{3} ``:=`` 
   lbrace (A,B) rightarrow %alpha B ~divides` A rightarrow %alpha in P and lg(%alpha) leslant m-1  rbrace 
 }
</annotation>
  </semantics>
</math>
</file>

<file path=Object 116/content.xml><?xml version="1.0" encoding="utf-8"?>
<math xmlns="http://www.w3.org/1998/Math/MathML">
  <semantics>
    <mrow>
      <mstyle mathsize="20pt">
        <mrow>
          <mrow>
            <msub>
              <mi>P</mi>
              <mrow>
                <mn>4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row>
                  <mo stretchy="false">(</mo>
                  <mrow>
                    <mi>A</mi>
                    <mi>,</mi>
                    <mi>B</mi>
                  </mrow>
                  <mo stretchy="false">)</mo>
                </mrow>
                <mo stretchy="false">→</mo>
                <msub>
                  <mi>a</mi>
                  <mrow>
                    <mn>1</mn>
                  </mrow>
                </msub>
                <msub>
                  <mi>B</mi>
                  <mrow>
                    <mn>1</mn>
                  </mrow>
                </msub>
                <mn>...</mn>
                <msub>
                  <mi>B</mi>
                  <mrow>
                    <mrow>
                      <mi>m</mi>
                      <mo stretchy="false">−</mo>
                      <mn>2</mn>
                    </mrow>
                  </mrow>
                </msub>
                <mrow>
                  <mo stretchy="false">(</mo>
                  <mrow>
                    <msub>
                      <mi>B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b>
                    <mi>,</mi>
                    <mi>B</mi>
                  </mrow>
                  <mo stretchy="false">)</mo>
                </mrow>
                <mrow>
                  <mi/>
                  <mo stretchy="false">∣</mo>
                  <mi/>
                </mrow>
                <mi>A</mi>
                <mo stretchy="false">→</mo>
                <mi>a</mi>
                <msub>
                  <mi>B</mi>
                  <mrow>
                    <mn>1</mn>
                  </mrow>
                </msub>
                <mn>...</mn>
                <mrow>
                  <msub>
                    <mi>B</mi>
                    <mrow>
                      <mrow>
                        <mi>m</mi>
                        <mo stretchy="false">−</mo>
                        <mn>1</mn>
                      </mrow>
                    </mrow>
                  </msub>
                  <mo stretchy="false">∈</mo>
                  <mi>P</mi>
                </mrow>
              </mrow>
              <mo stretchy="false">}</mo>
            </mrow>
          </mrow>
        </mrow>
      </mstyle>
    </mrow>
    <annotation encoding="StarMath 5.0"> size 20 {P_{4} ``:=`` 
   lbrace (A,B) rightarrow a_{1} B_{1} ... B_{m-2}(B_{m-1}, B) ~divides` A rightarrow a B_{1} ... B_{m-1} in P rbrace 
 }
</annotation>
  </semantics>
</math>
</file>

<file path=Object 117/content.xml><?xml version="1.0" encoding="utf-8"?>
<math xmlns="http://www.w3.org/1998/Math/MathML">
  <semantics>
    <mrow>
      <mstyle mathsize="20pt">
        <mrow>
          <mrow>
            <msub>
              <mi>P</mi>
              <mrow>
                <mn>5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row>
                  <mo stretchy="false">(</mo>
                  <mrow>
                    <mi>A</mi>
                    <mi>,</mi>
                    <mi>B</mi>
                  </mrow>
                  <mo stretchy="false">)</mo>
                </mrow>
                <mo stretchy="false">→</mo>
                <msub>
                  <mi>a</mi>
                  <mrow>
                    <mn>1</mn>
                  </mrow>
                </msub>
                <msub>
                  <mi>B</mi>
                  <mrow>
                    <mn>1</mn>
                  </mrow>
                </msub>
                <mn>...</mn>
                <msub>
                  <mi>B</mi>
                  <mrow>
                    <mrow>
                      <mi>m</mi>
                      <mo stretchy="false">−</mo>
                      <mn>3</mn>
                    </mrow>
                  </mrow>
                </msub>
                <mrow>
                  <mo stretchy="false">(</mo>
                  <mrow>
                    <msub>
                      <mi>B</mi>
                      <mrow>
                        <mrow>
                          <mi>m</mi>
                          <mo stretchy="false">−</mo>
                          <mn>2</mn>
                        </mrow>
                      </mrow>
                    </msub>
                    <mi>,</mi>
                    <msub>
                      <mi>B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b>
                  </mrow>
                  <mo stretchy="false">)</mo>
                </mrow>
                <mrow>
                  <mo stretchy="false">(</mo>
                  <mrow>
                    <msub>
                      <mi>B</mi>
                      <mrow>
                        <mi>m</mi>
                      </mrow>
                    </msub>
                    <mi>,</mi>
                    <mi>B</mi>
                  </mrow>
                  <mo stretchy="false">)</mo>
                </mrow>
                <mrow>
                  <mi/>
                  <mo stretchy="false">∣</mo>
                  <mi/>
                </mrow>
                <mi>A</mi>
                <mo stretchy="false">→</mo>
                <mi>a</mi>
                <msub>
                  <mi>B</mi>
                  <mrow>
                    <mn>1</mn>
                  </mrow>
                </msub>
                <mn>...</mn>
                <mrow>
                  <msub>
                    <mi>B</mi>
                    <mrow>
                      <mi>m</mi>
                    </mrow>
                  </msub>
                  <mo stretchy="false">∈</mo>
                  <mi>P</mi>
                </mrow>
              </mrow>
              <mo stretchy="false">}</mo>
            </mrow>
          </mrow>
        </mrow>
      </mstyle>
    </mrow>
    <annotation encoding="StarMath 5.0"> size 20 {P_{5} ``:=`` 
   lbrace (A,B) rightarrow a_{1} B_{1} ... B_{m-3}(B_{m-2}, B_{m-1})(B_{m}, B) ~divides` A rightarrow a B_{1} ... B_{m} in P rbrace 
 }
</annotation>
  </semantics>
</math>
</file>

<file path=Object 12/content.xml><?xml version="1.0" encoding="utf-8"?>
<math xmlns="http://www.w3.org/1998/Math/MathML">
  <semantics>
    <mrow>
      <mstyle mathsize="20pt">
        <mrow>
          <mrow>
            <msub>
              <mi>P</mi>
              <mrow>
                <mi>s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S</mi>
                <mi>'</mi>
                <mo stretchy="false">→</mo>
                <mi>A</mi>
                <mrow>
                  <mi/>
                  <mo stretchy="false">∣</mo>
                  <mi/>
                </mrow>
                <mrow>
                  <mrow>
                    <mi>A</mi>
                    <mo stretchy="false">⊆</mo>
                    <mrow>
                      <mi>N</mi>
                      <mo stretchy="false">∧</mo>
                      <mi>S</mi>
                    </mrow>
                  </mrow>
                  <mo stretchy="false">∈</mo>
                  <mi>A</mi>
                </mrow>
              </mrow>
              <mo stretchy="false">}</mo>
            </mrow>
          </mrow>
        </mrow>
      </mstyle>
    </mrow>
    <annotation encoding="StarMath 5.0"> size 20 {P_{s} ``:=`` lbrace S' rightarrow A ~divides` A subseteq N  and S  in A   rbrace    }
</annotation>
  </semantics>
</math>
</file>

<file path=Object 13/content.xml><?xml version="1.0" encoding="utf-8"?>
<math xmlns="http://www.w3.org/1998/Math/MathML">
  <semantics>
    <mrow>
      <mstyle mathsize="20pt">
        <mrow>
          <mrow>
            <msub>
              <mi>P</mi>
              <mrow>
                <mi>s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S</mi>
                <mi>'</mi>
                <mo stretchy="false">→</mo>
                <mrow>
                  <mo stretchy="false">{</mo>
                  <mrow>
                    <mi>S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A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B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A</mi>
                    <mi>;</mi>
                    <mi>B</mi>
                  </mrow>
                  <mo stretchy="false">}</mo>
                </mrow>
              </mrow>
              <mo stretchy="false">}</mo>
            </mrow>
          </mrow>
        </mrow>
      </mstyle>
    </mrow>
    <annotation encoding="StarMath 5.0"> size 20 {P_{s} ``:=`` lbrace S' rightarrow lbrace S rbrace  ~divides`  lbrace S;A rbrace ~divides` lbrace S;B rbrace ~divides` lbrace S;A;B rbrace rbrace}
</annotation>
  </semantics>
</math>
</file>

<file path=Object 14/content.xml><?xml version="1.0" encoding="utf-8"?>
<math xmlns="http://www.w3.org/1998/Math/MathML">
  <semantics>
    <mrow>
      <mstyle mathsize="20pt">
        <mrow>
          <mrow>
            <msub>
              <mi>P</mi>
              <mrow>
                <mi>n</mi>
              </mrow>
            </msub>
          </mrow>
        </mrow>
      </mstyle>
    </mrow>
    <annotation encoding="StarMath 5.0"> size 20 {P_{n} }
</annotation>
  </semantics>
</math>
</file>

<file path=Object 15/content.xml><?xml version="1.0" encoding="utf-8"?>
<math xmlns="http://www.w3.org/1998/Math/MathML"/>
</file>

<file path=Object 16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17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i>A</mi>
            <mrow>
              <mi/>
              <mo stretchy="false">∣</mo>
              <mi/>
            </mrow>
            <mi>B</mi>
            <mi>;</mi>
            <mi>A</mi>
            <mo stretchy="false">→</mo>
            <mi>a</mi>
            <mrow>
              <mi/>
              <mo stretchy="false">∣</mo>
              <mi/>
            </mrow>
            <mi>b</mi>
            <mi>;</mi>
            <mi>B</mi>
            <mo stretchy="false">→</mo>
            <mi>b</mi>
          </mrow>
        </mrow>
      </mstyle>
    </mrow>
    <annotation encoding="StarMath 5.0"> size 20 {P ``:=`` 
S rightarrow A ~divides` B;  A rightarrow a ~divides` b; B rightarrow b }
</annotation>
  </semantics>
</math>
</file>

<file path=Object 18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i>;</mi>
                <mi>b</mi>
              </mrow>
              <mo stretchy="false">}</mo>
            </mrow>
            <mi>,</mi>
          </mrow>
        </mrow>
      </mstyle>
    </mrow>
    <annotation encoding="StarMath 5.0">size 20 {%SIGMA ``:=`` lbrace a;b rbrace, } </annotation>
  </semantics>
</math>
</file>

<file path=Object 19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i>S</mi>
            <mo stretchy="false">→</mo>
            <mi mathvariant="italic">AR</mi>
            <mrow>
              <mi/>
              <mo stretchy="false">∣</mo>
              <mi/>
            </mrow>
            <mi mathvariant="italic">BR</mi>
            <mi>;</mi>
            <mi>A</mi>
            <mo stretchy="false">→</mo>
            <mi mathvariant="italic">aRR</mi>
            <mrow>
              <mi/>
              <mo stretchy="false">∣</mo>
              <mi/>
            </mrow>
            <mi mathvariant="italic">bRR</mi>
            <mi>;</mi>
            <mi>B</mi>
            <mo stretchy="false">→</mo>
            <mi mathvariant="italic">bRRR</mi>
            <mi>;</mi>
            <mi>R</mi>
            <mo stretchy="false">→</mo>
            <mo stretchy="false">ε</mo>
          </mrow>
        </mrow>
      </mstyle>
    </mrow>
    <annotation encoding="StarMath 5.0"> size 20 {P' ``:=`` 
S rightarrow AR ~divides` BR;  A rightarrow aRR ~divides` bRR; B rightarrow       bRRR ;R rightarrow %varepsilon   }
</annotation>
  </semantics>
</math>
</file>

<file path=Object 2/content.xml><?xml version="1.0" encoding="utf-8"?>
<math xmlns="http://www.w3.org/1998/Math/MathML"/>
</file>

<file path=Object 20/content.xml><?xml version="1.0" encoding="utf-8"?>
<math xmlns="http://www.w3.org/1998/Math/MathML">
  <semantics>
    <mrow>
      <mstyle mathsize="20pt">
        <mrow>
          <mrow>
            <mi>A</mi>
            <mo stretchy="false">→</mo>
            <mi>b</mi>
            <mi>,</mi>
            <mi>B</mi>
            <mo stretchy="false">→</mo>
            <mrow>
              <mi>b</mi>
              <mo stretchy="false">∈</mo>
              <mi>P</mi>
            </mrow>
          </mrow>
        </mrow>
      </mstyle>
    </mrow>
    <annotation encoding="StarMath 5.0"> size 20 { 
A rightarrow b, B rightarrow b in P}
</annotation>
  </semantics>
</math>
</file>

<file path=Object 21/content.xml><?xml version="1.0" encoding="utf-8"?>
<math xmlns="http://www.w3.org/1998/Math/MathML">
  <semantics>
    <mrow>
      <mstyle mathsize="20pt">
        <mrow>
          <mrow>
            <mi>N</mi>
            <mrow>
              <mi/>
              <mo stretchy="false">=</mo>
              <mi/>
            </mrow>
            <mrow>
              <mo stretchy="false">{</mo>
              <mrow>
                <msub>
                  <mi>A</mi>
                  <mrow>
                    <mn>1</mn>
                  </mrow>
                </msub>
                <mi>;</mi>
                <mn>...</mn>
                <mi>;</mi>
                <msub>
                  <mi>A</mi>
                  <mrow>
                    <mi>n</mi>
                  </mrow>
                </msub>
              </mrow>
              <mo stretchy="false">}</mo>
            </mrow>
          </mrow>
        </mrow>
      </mstyle>
    </mrow>
    <annotation encoding="StarMath 5.0">size 20 {N ``=`` lbrace A_{1};...;A_{n} rbrace  } </annotation>
  </semantics>
</math>
</file>

<file path=Object 22/content.xml><?xml version="1.0" encoding="utf-8"?>
<math xmlns="http://www.w3.org/1998/Math/MathML">
  <semantics>
    <mrow>
      <mstyle mathsize="20pt">
        <mrow>
          <mo stretchy="false">ε</mo>
        </mrow>
      </mstyle>
    </mrow>
    <annotation encoding="StarMath 5.0">size 20 %varepsilon </annotation>
  </semantics>
</math>
</file>

<file path=Object 23/content.xml><?xml version="1.0" encoding="utf-8"?>
<math xmlns="http://www.w3.org/1998/Math/MathML">
  <semantics>
    <annotation encoding="StarMath 5.0"> </annotation>
  </semantics>
</math>
</file>

<file path=Object 24/content.xml><?xml version="1.0" encoding="utf-8"?>
<math xmlns="http://www.w3.org/1998/Math/MathML">
  <semantics>
    <mrow>
      <mstyle mathsize="20pt">
        <mrow>
          <mrow>
            <mo stretchy="false">∀</mo>
            <mo stretchy="false">Α</mo>
            <mo stretchy="false">→</mo>
            <mo stretchy="false">α</mo>
            <mi>,</mi>
            <mo stretchy="false">Β</mo>
            <mo stretchy="false">→</mo>
            <mrow>
              <mo stretchy="false">α</mo>
              <mo stretchy="false">∈</mo>
              <mi>P</mi>
            </mrow>
          </mrow>
        </mrow>
      </mstyle>
    </mrow>
    <annotation encoding="StarMath 5.0">size 20 {forall  %ALPHA rightarrow %alpha, %BETA rightarrow %alpha in P}</annotation>
  </semantics>
</math>
</file>

<file path=Object 25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26/content.xml><?xml version="1.0" encoding="utf-8"?>
<math xmlns="http://www.w3.org/1998/Math/MathML">
  <semantics>
    <mrow>
      <mstyle mathsize="20pt">
        <mrow>
          <mrow>
            <mrow>
              <mo stretchy="false">Α</mo>
              <mo stretchy="false">=</mo>
              <mo stretchy="false">Β</mo>
            </mrow>
          </mrow>
        </mrow>
      </mstyle>
    </mrow>
    <annotation encoding="StarMath 5.0">size 20 {%ALPHA  = %BETA} </annotation>
  </semantics>
</math>
</file>

<file path=Object 27/content.xml><?xml version="1.0" encoding="utf-8"?>
<math xmlns="http://www.w3.org/1998/Math/MathML">
  <semantics>
    <mrow>
      <mstyle mathsize="20pt">
        <mrow>
          <mrow>
            <msup>
              <mi>P</mi>
              <mrow>
                <mrow>
                  <mo stretchy="false">−</mo>
                  <mn>1</mn>
                </mrow>
              </mrow>
            </msup>
          </mrow>
        </mrow>
      </mstyle>
    </mrow>
    <annotation encoding="StarMath 5.0">size 20 {P^{-1}}</annotation>
  </semantics>
</math>
</file>

<file path=Object 28/content.xml><?xml version="1.0" encoding="utf-8"?>
<math xmlns="http://www.w3.org/1998/Math/MathML"/>
</file>

<file path=Object 29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G</mi>
          </mrow>
          <mo stretchy="false">∣</mo>
        </mrow>
        <mo stretchy="false">=</mo>
        <mrow>
          <munder>
            <mo stretchy="false">∑</mo>
            <mrow>
              <mi>A</mi>
              <mo stretchy="false">→</mo>
              <mrow>
                <mo stretchy="false">α</mo>
                <mo stretchy="false">∈</mo>
                <mi>P</mi>
              </mrow>
            </mrow>
          </munder>
          <mi mathvariant="italic">lg</mi>
        </mrow>
      </mrow>
      <mrow>
        <mo stretchy="false">(</mo>
        <mrow>
          <mi>A</mi>
          <mo stretchy="false">α</mo>
        </mrow>
        <mo stretchy="false">)</mo>
      </mrow>
    </mrow>
    <annotation encoding="StarMath 5.0">lline G rline = sum from{A%tendto %alpha in P} lg(A%alpha)</annotation>
  </semantics>
</math>
</file>

<file path=Object 30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i>A</mi>
            <mi>;</mi>
            <mi>S</mi>
            <mo stretchy="false">→</mo>
            <mi>B</mi>
            <mi>;</mi>
            <mi>A</mi>
            <mo stretchy="false">→</mo>
            <mi>a</mi>
            <mi>;</mi>
            <mi>A</mi>
            <mo stretchy="false">→</mo>
            <mi>c</mi>
            <mi>;</mi>
            <mi>B</mi>
            <mo stretchy="false">→</mo>
            <mi>b</mi>
          </mrow>
        </mrow>
      </mstyle>
    </mrow>
    <annotation encoding="StarMath 5.0">size 20 {P ``:=`` S rightarrow A
 ; S rightarrow B ; A rightarrow a; A rightarrow c; B rightarrow b }
</annotation>
  </semantics>
</math>
</file>

<file path=Object 31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i>;</mi>
                <mi>b</mi>
                <mi>;</mi>
                <mi>c</mi>
              </mrow>
              <mo stretchy="false">}</mo>
            </mrow>
            <mi>,</mi>
          </mrow>
        </mrow>
      </mstyle>
    </mrow>
    <annotation encoding="StarMath 5.0">size 20 {%SIGMA ``:=`` lbrace a;b;c rbrace, } </annotation>
  </semantics>
</math>
</file>

<file path=Object 32/content.xml><?xml version="1.0" encoding="utf-8"?>
<math xmlns="http://www.w3.org/1998/Math/MathML"/>
</file>

<file path=Object 33/content.xml><?xml version="1.0" encoding="utf-8"?>
<math xmlns="http://www.w3.org/1998/Math/MathML">
  <semantics>
    <mrow>
      <mstyle mathsize="20pt">
        <mrow>
          <mrow>
            <mi>B</mi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
B rightarrow 0 ~divides` 1 }
</annotation>
  </semantics>
</math>
</file>

<file path=Object 34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B</mi>
              </mrow>
              <mo stretchy="false">}</mo>
            </mrow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
lbrace B rbrace rightarrow 0 ~divides` 1 }
</annotation>
  </semantics>
</math>
</file>

<file path=Object 35/content.xml><?xml version="1.0" encoding="utf-8"?>
<math xmlns="http://www.w3.org/1998/Math/MathML"/>
</file>

<file path=Object 36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37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n>0</mn>
                <mi>;</mi>
                <mn>1</mn>
              </mrow>
              <mo stretchy="false">}</mo>
            </mrow>
            <mi>,</mi>
          </mrow>
        </mrow>
      </mstyle>
    </mrow>
    <annotation encoding="StarMath 5.0">size 20 {%SIGMA ``:=`` lbrace 0;1 rbrace, } </annotation>
  </semantics>
</math>
</file>

<file path=Object 38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n>0</mn>
            <mi>A</mi>
            <mrow>
              <mi/>
              <mo stretchy="false">∣</mo>
              <mi/>
            </mrow>
            <mn>1</mn>
            <mi>B</mi>
            <mi>;</mi>
            <mi>A</mi>
            <mo stretchy="false">→</mo>
            <mn>0</mn>
            <mi>A</mi>
            <mrow>
              <mi/>
              <mo stretchy="false">∣</mo>
              <mi/>
            </mrow>
            <mn>0</mn>
            <mi>S</mi>
            <mrow>
              <mi/>
              <mo stretchy="false">∣</mo>
              <mi/>
            </mrow>
            <mn>1</mn>
            <mi>B</mi>
            <mi>;</mi>
            <mi>B</mi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P ``:=`` 
S rightarrow 0 A ~divides` 1 B;  A rightarrow 0 A ~divides` 0 S ~divides` 1 B; B rightarrow 0 ~divides` 1 }
</annotation>
  </semantics>
</math>
</file>

<file path=Object 39/content.xml><?xml version="1.0" encoding="utf-8"?>
<math xmlns="http://www.w3.org/1998/Math/MathML">
  <semantics>
    <mrow>
      <mstyle mathsize="20pt">
        <mrow>
          <mrow>
            <mi>S</mi>
            <mo stretchy="false">→</mo>
            <mn>0</mn>
            <mi>A</mi>
            <mrow>
              <mi/>
              <mo stretchy="false">∣</mo>
              <mi/>
            </mrow>
            <mn>1</mn>
            <mi>B</mi>
            <mi>,</mi>
            <mi/>
            <mi>A</mi>
            <mo stretchy="false">→</mo>
            <mn>0</mn>
            <mi>A</mi>
            <mrow>
              <mi/>
              <mo stretchy="false">∣</mo>
              <mi/>
            </mrow>
            <mn>1</mn>
            <mi>B</mi>
            <mrow>
              <mi/>
              <mo stretchy="false">∈</mo>
              <mi/>
            </mrow>
            <mi>P</mi>
          </mrow>
        </mrow>
      </mstyle>
    </mrow>
    <annotation encoding="StarMath 5.0"> size 20 { 
S rightarrow 0 A ~divides` 1 B,`  A rightarrow 0 A ~divides` 1 B ~in` P}
</annotation>
  </semantics>
</math>
</file>

<file path=Object 4/content.xml><?xml version="1.0" encoding="utf-8"?>
<math xmlns="http://www.w3.org/1998/Math/MathML">
  <semantics>
    <mrow>
      <mrow>
        <mrow>
          <mo stretchy="false">∥</mo>
          <mrow>
            <mi>G</mi>
          </mrow>
          <mo stretchy="false">∥</mo>
        </mrow>
        <mo stretchy="false">=</mo>
        <mrow>
          <mrow>
            <mo stretchy="false">∣</mo>
            <mrow>
              <mi>G</mi>
            </mrow>
            <mo stretchy="false">∣</mo>
          </mrow>
          <mo stretchy="false">∗</mo>
          <mi>log</mi>
        </mrow>
      </mrow>
      <mrow>
        <mo stretchy="false">(</mo>
        <mrow>
          <mrow>
            <mo stretchy="false">∣</mo>
            <mrow>
              <mi>V</mi>
            </mrow>
            <mo stretchy="false">∣</mo>
          </mrow>
        </mrow>
        <mo stretchy="false">)</mo>
      </mrow>
    </mrow>
    <annotation encoding="StarMath 5.0">ldline G rdline = lline G rline * log(lline V rline ) </annotation>
  </semantics>
</math>
</file>

<file path=Object 40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0</mn>
            <mrow>
              <mo stretchy="false">{</mo>
              <mrow>
                <mi>A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B</mi>
                <mi>;</mi>
                <mi>S</mi>
              </mrow>
              <mo stretchy="false">}</mo>
            </mrow>
          </mrow>
        </mrow>
      </mstyle>
    </mrow>
    <annotation encoding="StarMath 5.0"> size 20 {
lbrace A;S rbrace rightarrow 0 lbrace A rbrace  ~divides` 0 lbrace A;B rbrace ~divides` 0 lbrace A;S rbrace ~divides` 0 lbrace A;B;S rbrace }
</annotation>
  </semantics>
</math>
</file>

<file path=Object 41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1</mn>
            <mrow>
              <mo stretchy="false">{</mo>
              <mrow>
                <mi>B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A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B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A</mi>
                <mi>;</mi>
                <mi>B</mi>
                <mi>;</mi>
                <mi>S</mi>
              </mrow>
              <mo stretchy="false">}</mo>
            </mrow>
          </mrow>
        </mrow>
      </mstyle>
    </mrow>
    <annotation encoding="StarMath 5.0"> size 20 {
lbrace A;S rbrace rightarrow 1 lbrace B rbrace  ~divides` 1 lbrace A;B rbrace ~divides` 1 lbrace B;S rbrace ~divides` 1 lbrace A;B;S rbrace }
</annotation>
  </semantics>
</math>
</file>

<file path=Object 42/content.xml><?xml version="1.0" encoding="utf-8"?>
<math xmlns="http://www.w3.org/1998/Math/MathML">
  <semantics>
    <mrow>
      <mstyle mathsize="20pt">
        <mrow>
          <mrow>
            <mi>A</mi>
            <mo stretchy="false">→</mo>
            <mn>0</mn>
            <mi>S</mi>
          </mrow>
        </mrow>
      </mstyle>
    </mrow>
    <annotation encoding="StarMath 5.0"> size 20 {A rightarrow 0 S }
</annotation>
  </semantics>
</math>
</file>

<file path=Object 43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</mrow>
              <mo stretchy="false">}</mo>
            </mrow>
            <mo stretchy="false">→</mo>
            <mn>0</mn>
            <mrow>
              <mo stretchy="false">{</mo>
              <mrow>
                <mi>S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A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A</mi>
                <mi>;</mi>
                <mi>B</mi>
              </mrow>
              <mo stretchy="false">}</mo>
            </mrow>
          </mrow>
        </mrow>
      </mstyle>
    </mrow>
    <annotation encoding="StarMath 5.0"> size 20 {
lbrace A rbrace rightarrow 0 lbrace S rbrace  ~divides` 0 lbrace S;A rbrace ~divides` 0 lbrace S;B rbrace ~divides` 0 lbrace S;A;B rbrace }
</annotation>
  </semantics>
</math>
</file>

<file path=Object 44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B</mi>
              </mrow>
              <mo stretchy="false">}</mo>
            </mrow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
lbrace B rbrace rightarrow 0 ~divides` 1 }
</annotation>
  </semantics>
</math>
</file>

<file path=Object 45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0</mn>
            <mrow>
              <mo stretchy="false">{</mo>
              <mrow>
                <mi>A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B</mi>
                <mi>;</mi>
                <mi>S</mi>
              </mrow>
              <mo stretchy="false">}</mo>
            </mrow>
          </mrow>
        </mrow>
      </mstyle>
    </mrow>
    <annotation encoding="StarMath 5.0"> size 20 {
lbrace A;S rbrace rightarrow 0 lbrace A rbrace  ~divides` 0 lbrace A;B rbrace ~divides` 0 lbrace A;S rbrace ~divides` 0 lbrace A;B;S rbrace }
</annotation>
  </semantics>
</math>
</file>

<file path=Object 46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1</mn>
            <mrow>
              <mo stretchy="false">{</mo>
              <mrow>
                <mi>B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A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B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A</mi>
                <mi>;</mi>
                <mi>B</mi>
                <mi>;</mi>
                <mi>S</mi>
              </mrow>
              <mo stretchy="false">}</mo>
            </mrow>
          </mrow>
        </mrow>
      </mstyle>
    </mrow>
    <annotation encoding="StarMath 5.0"> size 20 {
lbrace A;S rbrace rightarrow 1 lbrace B rbrace  ~divides` 1 lbrace A;B rbrace ~divides` 1 lbrace B;S rbrace ~divides` 1 lbrace A;B;S rbrace }
</annotation>
  </semantics>
</math>
</file>

<file path=Object 47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</mrow>
              <mo stretchy="false">}</mo>
            </mrow>
            <mo stretchy="false">→</mo>
            <mn>0</mn>
            <mrow>
              <mo stretchy="false">{</mo>
              <mrow>
                <mi>S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A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A</mi>
                <mi>;</mi>
                <mi>B</mi>
              </mrow>
              <mo stretchy="false">}</mo>
            </mrow>
          </mrow>
        </mrow>
      </mstyle>
    </mrow>
    <annotation encoding="StarMath 5.0"> size 20 {
lbrace A rbrace rightarrow 0 lbrace S rbrace  ~divides` 0 lbrace S;A rbrace ~divides` 0 lbrace S;B rbrace ~divides` 0 lbrace S;A;B rbrace }
</annotation>
  </semantics>
</math>
</file>

<file path=Object 48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o stretchy="false">{</mo>
              <mrow>
                <mi>B</mi>
              </mrow>
              <mo stretchy="false">}</mo>
            </mrow>
            <mo stretchy="false">→</mo>
            <mn>0</mn>
            <mrow>
              <mi/>
              <mo stretchy="false">∣</mo>
              <mi/>
            </mrow>
            <mn>1</mn>
            <mi>;</mi>
            <mi>S</mi>
            <mi>'</mi>
            <mo stretchy="false">→</mo>
            <mrow>
              <mo stretchy="false">{</mo>
              <mrow>
                <mi>A</mi>
                <mi>;</mi>
                <mi>S</mi>
              </mrow>
              <mo stretchy="false">}</mo>
            </mrow>
            <mi>;</mi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0</mn>
            <mrow>
              <mo stretchy="false">{</mo>
              <mrow>
                <mi>A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B</mi>
              </mrow>
              <mo stretchy="false">}</mo>
            </mrow>
          </mrow>
        </mrow>
      </mstyle>
    </mrow>
    <annotation encoding="StarMath 5.0"> size 20 {P' ``:=`` 
lbrace B rbrace rightarrow 0 ~divides` 1; S' rightarrow lbrace A;S rbrace; lbrace A;S rbrace rightarrow 0 lbrace A;S rbrace ~divides` 1 lbrace B rbrace   }
</annotation>
  </semantics>
</math>
</file>

<file path=Object 49/content.xml><?xml version="1.0" encoding="utf-8"?>
<math xmlns="http://www.w3.org/1998/Math/MathML">
  <semantics>
    <mrow>
      <mstyle mathsize="20pt">
        <mrow>
          <mrow>
            <msub>
              <mi>P</mi>
              <mrow>
                <mi>s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S</mi>
                <mi>'</mi>
                <mo stretchy="false">→</mo>
                <mrow>
                  <mo stretchy="false">{</mo>
                  <mrow>
                    <mi>S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A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B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A</mi>
                    <mi>;</mi>
                    <mi>B</mi>
                  </mrow>
                  <mo stretchy="false">}</mo>
                </mrow>
              </mrow>
              <mo stretchy="false">}</mo>
            </mrow>
          </mrow>
        </mrow>
      </mstyle>
    </mrow>
    <annotation encoding="StarMath 5.0"> size 20 {P_{s} ``:=`` lbrace S' rightarrow lbrace S rbrace  ~divides`  lbrace S;A rbrace ~divides` lbrace S;B rbrace ~divides` lbrace S;A;B rbrace rbrace}
</annotation>
  </semantics>
</math>
</file>

<file path=Object 5/content.xml><?xml version="1.0" encoding="utf-8"?>
<math xmlns="http://www.w3.org/1998/Math/MathML"/>
</file>

<file path=Object 50/content.xml><?xml version="1.0" encoding="utf-8"?>
<math xmlns="http://www.w3.org/1998/Math/MathML">
  <semantics>
    <mrow>
      <mstyle mathsize="20pt">
        <mrow>
          <mrow>
            <mrow>
              <mn>7</mn>
              <mo stretchy="false">∗</mo>
              <msup>
                <mn>2</mn>
                <mrow>
                  <mrow>
                    <mi>k</mi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7*2^{k/2}}
</annotation>
  </semantics>
</math>
</file>

<file path=Object 51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52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n>...</mn>
            <msub>
              <mi>B</mi>
              <mrow>
                <mi>n</mi>
              </mrow>
            </msub>
            <mi>,</mi>
            <mi/>
            <mi>A</mi>
            <mi>,</mi>
            <msub>
              <mi>B</mi>
              <mrow>
                <mn>1</mn>
              </mrow>
            </msub>
            <mi>,</mi>
            <mn>...</mn>
            <mi>,</mi>
            <mrow>
              <msub>
                <mi>B</mi>
                <mrow>
                  <mi>n</mi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...B_{n}, ~~~A,B_{1},...,B_{n} in N setminus S
}
</annotation>
  </semantics>
</math>
</file>

<file path=Object 53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54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55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o stretchy="false">α</mo>
            <mi>,</mi>
            <mi/>
            <mrow>
              <mo stretchy="false">α</mo>
              <mo stretchy="false">∈</mo>
              <msup>
                <mi>V</mi>
                <mrow/>
              </msup>
            </mrow>
            <mi>,</mi>
            <mrow>
              <mi>A</mi>
              <mo stretchy="false">∈</mo>
              <mi>N</mi>
            </mrow>
          </mrow>
        </mrow>
      </mstyle>
    </mrow>
    <annotation encoding="StarMath 5.0">size 20 {       
A rightarrow A%alpha,~~ %alpha in V^{}, A in N 
}</annotation>
  </semantics>
</math>
</file>

<file path=Object 56/content.xml><?xml version="1.0" encoding="utf-8"?>
<math xmlns="http://www.w3.org/1998/Math/MathML">
  <semantics>
    <mrow>
      <mstyle mathsize="20pt">
        <mrow>
          <mrow>
            <mi>A</mi>
            <mo stretchy="false">→</mo>
            <mo stretchy="false">α</mo>
            <mi>A</mi>
            <mi>,</mi>
            <mi/>
            <mrow>
              <mo stretchy="false">α</mo>
              <mo stretchy="false">∈</mo>
              <msup>
                <mi>V</mi>
                <mrow/>
              </msup>
            </mrow>
            <mi>,</mi>
            <mrow>
              <mi>A</mi>
              <mo stretchy="false">∈</mo>
              <mi>N</mi>
            </mrow>
          </mrow>
        </mrow>
      </mstyle>
    </mrow>
    <annotation encoding="StarMath 5.0">size 20 {       
A rightarrow %alpha A,~~ %alpha in V^{}, A in N 
}</annotation>
  </semantics>
</math>
</file>

<file path=Object 57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58/content.xml><?xml version="1.0" encoding="utf-8"?>
<math xmlns="http://www.w3.org/1998/Math/MathML">
  <semantics>
    <mrow>
      <mstyle mathsize="20pt">
        <mrow>
          <mrow>
            <mo stretchy="false">Π</mo>
            <mrow>
              <mi/>
              <mo stretchy="false">=</mo>
              <mi/>
            </mrow>
            <mi>A</mi>
            <mo stretchy="false">→</mo>
            <msub>
              <mo stretchy="false">α</mo>
              <mrow>
                <mn>1</mn>
              </mrow>
            </msub>
            <mi>B</mi>
            <msub>
              <mo stretchy="false">α</mo>
              <mrow>
                <mn>2</mn>
              </mrow>
            </msub>
            <mrow>
              <mi/>
              <mo stretchy="false">∈</mo>
              <mi>P</mi>
            </mrow>
          </mrow>
        </mrow>
      </mstyle>
    </mrow>
    <annotation encoding="StarMath 5.0">size 20 {       
%PI ``=`` A rightarrow %alpha_{1}  B  %alpha_{2} ``  in P 
}</annotation>
  </semantics>
</math>
</file>

<file path=Object 59/content.xml><?xml version="1.0" encoding="utf-8"?>
<math xmlns="http://www.w3.org/1998/Math/MathML">
  <semantics>
    <mrow>
      <mstyle mathsize="20pt">
        <mrow>
          <mrow>
            <mi>B</mi>
            <mo stretchy="false">→</mo>
            <msub>
              <mo stretchy="false">β</mo>
              <mrow>
                <mn>1</mn>
              </mrow>
            </msub>
            <mrow>
              <mi/>
              <mo stretchy="false">∣</mo>
              <mi/>
            </mrow>
            <mn>...</mn>
            <mrow>
              <mi/>
              <mo stretchy="false">∣</mo>
              <mi/>
            </mrow>
            <msub>
              <mo stretchy="false">β</mo>
              <mrow>
                <mi>r</mi>
              </mrow>
            </msub>
          </mrow>
        </mrow>
      </mstyle>
    </mrow>
    <annotation encoding="StarMath 5.0">size 20 {       
B rightarrow %beta_{1} ~divides` ... ~divides` %beta_{r}
}</annotation>
  </semantics>
</math>
</file>

<file path=Object 6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60/content.xml><?xml version="1.0" encoding="utf-8"?>
<math xmlns="http://www.w3.org/1998/Math/MathML">
  <semantics>
    <mrow>
      <mstyle mathsize="20pt">
        <mrow>
          <mrow>
            <mi>G</mi>
            <mrow>
              <mi>'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'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' = (V, %SIGMA , P', S)}
</annotation>
  </semantics>
</math>
</file>

<file path=Object 61/content.xml><?xml version="1.0" encoding="utf-8"?>
<math xmlns="http://www.w3.org/1998/Math/MathML">
  <semantics>
    <mrow>
      <mstyle mathsize="20pt">
        <mrow>
          <mrow>
            <mi>L</mi>
            <mrow>
              <mrow>
                <mo stretchy="false">(</mo>
                <mrow>
                  <mi>G</mi>
                  <mi>'</mi>
                </mrow>
                <mo stretchy="false">)</mo>
              </mrow>
              <mo stretchy="false">=</mo>
              <mi>L</mi>
            </mrow>
            <mrow>
              <mo stretchy="false">(</mo>
              <mrow>
                <mi>G</mi>
              </mrow>
              <mo stretchy="false">)</mo>
            </mrow>
          </mrow>
        </mrow>
      </mstyle>
    </mrow>
    <annotation encoding="StarMath 5.0">size 20 {       
L(G') = L(G)
}</annotation>
  </semantics>
</math>
</file>

<file path=Object 62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row>
                <mo stretchy="false">(</mo>
                <mrow>
                  <mrow>
                    <mi>P</mi>
                    <mo stretchy="false">−</mo>
                    <mo stretchy="false">Π</mo>
                  </mrow>
                </mrow>
                <mo stretchy="false">)</mo>
              </mrow>
              <mo stretchy="false">∪</mo>
              <mrow>
                <mo stretchy="false">{</mo>
                <mrow>
                  <mi>A</mi>
                  <mo stretchy="false">→</mo>
                  <msub>
                    <mo stretchy="false">α</mo>
                    <mrow>
                      <mn>1</mn>
                    </mrow>
                  </msub>
                  <msub>
                    <mo stretchy="false">β</mo>
                    <mrow>
                      <mn>1</mn>
                    </mrow>
                  </msub>
                  <msub>
                    <mo stretchy="false">α</mo>
                    <mrow>
                      <mn>2</mn>
                    </mrow>
                  </msub>
                  <mrow>
                    <mi/>
                    <mo stretchy="false">∣</mo>
                    <mi/>
                  </mrow>
                  <mn>...</mn>
                  <mrow>
                    <mi/>
                    <mo stretchy="false">∣</mo>
                    <mi/>
                  </mrow>
                  <msub>
                    <mo stretchy="false">α</mo>
                    <mrow>
                      <mn>1</mn>
                    </mrow>
                  </msub>
                  <msub>
                    <mo stretchy="false">β</mo>
                    <mrow>
                      <mi>r</mi>
                    </mrow>
                  </msub>
                  <msub>
                    <mo stretchy="false">α</mo>
                    <mrow>
                      <mn>2</mn>
                    </mrow>
                  </msub>
                </mrow>
                <mo stretchy="false">}</mo>
              </mrow>
            </mrow>
          </mrow>
        </mrow>
      </mstyle>
    </mrow>
    <annotation encoding="StarMath 5.0">size 20 {       
P' ``:=`` (P - %PI) union lbrace A rightarrow %alpha_{1} %beta_{1} %alpha_{2}  ~divides` ... ~divides`  %alpha_{1} %beta_{r} %alpha_{2} rbrace
}</annotation>
  </semantics>
</math>
</file>

<file path=Object 63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64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sub>
              <mo stretchy="false">α</mo>
              <mrow>
                <mn>1</mn>
              </mrow>
            </msub>
            <mrow>
              <mi/>
              <mo stretchy="false">∣</mo>
              <mi/>
            </mrow>
            <mn>...</mn>
            <mrow>
              <mi/>
              <mo stretchy="false">∣</mo>
              <mi/>
            </mrow>
            <mi>A</mi>
            <msub>
              <mo stretchy="false">α</mo>
              <mrow>
                <mi>r</mi>
              </mrow>
            </msub>
          </mrow>
        </mrow>
      </mstyle>
    </mrow>
    <annotation encoding="StarMath 5.0">size 20 {       
A rightarrow A%alpha_{1} ~divides` ... ~divides` A%alpha_{r}  
}</annotation>
  </semantics>
</math>
</file>

<file path=Object 65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o stretchy="false">β</mo>
              <mrow>
                <mn>1</mn>
              </mrow>
            </msub>
            <mrow>
              <mi/>
              <mo stretchy="false">∣</mo>
              <mi/>
            </mrow>
            <mn>...</mn>
            <mrow>
              <mi/>
              <mo stretchy="false">∣</mo>
              <mi/>
            </mrow>
            <msub>
              <mo stretchy="false">β</mo>
              <mrow>
                <mi>s</mi>
              </mrow>
            </msub>
          </mrow>
        </mrow>
      </mstyle>
    </mrow>
    <annotation encoding="StarMath 5.0">size 20 {       
A rightarrow %beta_{1} ~divides` ... ~divides` %beta_{s}  
}</annotation>
  </semantics>
</math>
</file>

<file path=Object 66/content.xml><?xml version="1.0" encoding="utf-8"?>
<math xmlns="http://www.w3.org/1998/Math/MathML">
  <semantics>
    <mrow>
      <mstyle mathsize="20pt">
        <mrow>
          <mrow>
            <mi>G</mi>
            <mrow>
              <mi>'</mi>
              <mo stretchy="false">=</mo>
              <mrow>
                <mo stretchy="false">(</mo>
                <mrow>
                  <mrow>
                    <mi>V</mi>
                    <mo stretchy="false">∪</mo>
                    <mrow>
                      <mo stretchy="false">{</mo>
                      <mrow>
                        <mi>Z</mi>
                      </mrow>
                      <mo stretchy="false">}</mo>
                    </mrow>
                  </mrow>
                  <mi>,</mi>
                  <mo stretchy="false">Σ</mo>
                  <mi>,</mi>
                  <mi>P</mi>
                  <mi>'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' = (V union lbrace Z rbrace , %SIGMA , P', S)}
</annotation>
  </semantics>
</math>
</file>

<file path=Object 67/content.xml><?xml version="1.0" encoding="utf-8"?>
<math xmlns="http://www.w3.org/1998/Math/MathML">
  <semantics>
    <mrow>
      <mstyle mathsize="20pt">
        <mrow>
          <mrow>
            <mi>L</mi>
            <mrow>
              <mrow>
                <mo stretchy="false">(</mo>
                <mrow>
                  <mi>G</mi>
                  <mi>'</mi>
                </mrow>
                <mo stretchy="false">)</mo>
              </mrow>
              <mo stretchy="false">=</mo>
              <mi>L</mi>
            </mrow>
            <mrow>
              <mo stretchy="false">(</mo>
              <mrow>
                <mi>G</mi>
              </mrow>
              <mo stretchy="false">)</mo>
            </mrow>
          </mrow>
        </mrow>
      </mstyle>
    </mrow>
    <annotation encoding="StarMath 5.0">size 20 {       
L(G') = L(G)
}</annotation>
  </semantics>
</math>
</file>

<file path=Object 68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row>
                <mrow>
                  <mo stretchy="false">(</mo>
                  <mrow>
                    <mrow>
                      <mi>P</mi>
                      <mo stretchy="false">∖</mo>
                      <mi>X</mi>
                    </mrow>
                  </mrow>
                  <mo stretchy="false">)</mo>
                </mrow>
                <mo stretchy="false">∪</mo>
                <msub>
                  <mi>P</mi>
                  <mrow>
                    <mi>A</mi>
                  </mrow>
                </msub>
              </mrow>
              <mo stretchy="false">∪</mo>
              <msub>
                <mi>P</mi>
                <mrow>
                  <mi>Z</mi>
                </mrow>
              </msub>
            </mrow>
          </mrow>
        </mrow>
      </mstyle>
    </mrow>
    <annotation encoding="StarMath 5.0">size 20 {       
P' ``:=`` (P setminus X)  union P_{A} union P_{Z}  
}</annotation>
  </semantics>
</math>
</file>

<file path=Object 69/content.xml><?xml version="1.0" encoding="utf-8"?>
<math xmlns="http://www.w3.org/1998/Math/MathML">
  <semantics>
    <mrow>
      <mstyle mathsize="20pt">
        <mrow>
          <mrow>
            <msub>
              <mi>P</mi>
              <mrow>
                <mi>A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o stretchy="false">→</mo>
                <msub>
                  <mo stretchy="false">β</mo>
                  <mrow>
                    <mn>1</mn>
                  </mrow>
                </msub>
                <mi>Z</mi>
                <mrow>
                  <mi/>
                  <mo stretchy="false">∣</mo>
                  <mi/>
                </mrow>
                <mn>...</mn>
                <mrow>
                  <mi/>
                  <mo stretchy="false">∣</mo>
                  <mi/>
                </mrow>
                <msub>
                  <mo stretchy="false">β</mo>
                  <mrow>
                    <mi>s</mi>
                  </mrow>
                </msub>
                <mi>Z</mi>
                <mrow>
                  <mi/>
                  <mo stretchy="false">∣</mo>
                  <mi/>
                </mrow>
                <msub>
                  <mo stretchy="false">β</mo>
                  <mrow>
                    <mn>1</mn>
                  </mrow>
                </msub>
                <mrow>
                  <mi/>
                  <mo stretchy="false">∣</mo>
                  <mi/>
                </mrow>
                <mn>...</mn>
                <mrow>
                  <mi/>
                  <mo stretchy="false">∣</mo>
                  <mi/>
                </mrow>
                <msub>
                  <mo stretchy="false">β</mo>
                  <mrow>
                    <mi>s</mi>
                  </mrow>
                </msub>
              </mrow>
              <mo stretchy="false">}</mo>
            </mrow>
          </mrow>
        </mrow>
      </mstyle>
    </mrow>
    <annotation encoding="StarMath 5.0">size 20 {       
P_{A} ``:=`` lbrace A rightarrow %beta_{1}Z ~divides` ... ~divides` %beta_{s}Z  ~divides` %beta_{1} ~divides` ... ~divides` %beta_{s} rbrace
}</annotation>
  </semantics>
</math>
</file>

<file path=Object 7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n>0</mn>
                <mi>;</mi>
                <mn>1</mn>
              </mrow>
              <mo stretchy="false">}</mo>
            </mrow>
            <mi>,</mi>
          </mrow>
        </mrow>
      </mstyle>
    </mrow>
    <annotation encoding="StarMath 5.0">size 20 {%SIGMA ``:=`` lbrace 0;1 rbrace, } </annotation>
  </semantics>
</math>
</file>

<file path=Object 70/content.xml><?xml version="1.0" encoding="utf-8"?>
<math xmlns="http://www.w3.org/1998/Math/MathML">
  <semantics>
    <mrow>
      <mstyle mathsize="20pt">
        <mrow>
          <mrow>
            <msub>
              <mi>P</mi>
              <mrow>
                <mi>Z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Z</mi>
                <mo stretchy="false">→</mo>
                <msub>
                  <mo stretchy="false">α</mo>
                  <mrow>
                    <mn>1</mn>
                  </mrow>
                </msub>
                <mi>Z</mi>
                <mrow>
                  <mi/>
                  <mo stretchy="false">∣</mo>
                  <mi/>
                </mrow>
                <mn>...</mn>
                <mrow>
                  <mi/>
                  <mo stretchy="false">∣</mo>
                  <mi/>
                </mrow>
                <msub>
                  <mo stretchy="false">α</mo>
                  <mrow>
                    <mi>r</mi>
                  </mrow>
                </msub>
                <mi>Z</mi>
                <mrow>
                  <mi/>
                  <mo stretchy="false">∣</mo>
                  <mi/>
                </mrow>
                <msub>
                  <mo stretchy="false">α</mo>
                  <mrow>
                    <mn>1</mn>
                  </mrow>
                </msub>
                <mrow>
                  <mi/>
                  <mo stretchy="false">∣</mo>
                  <mi/>
                </mrow>
                <mn>...</mn>
                <mrow>
                  <mi/>
                  <mo stretchy="false">∣</mo>
                  <mi/>
                </mrow>
                <msub>
                  <mo stretchy="false">α</mo>
                  <mrow>
                    <mi>r</mi>
                  </mrow>
                </msub>
              </mrow>
              <mo stretchy="false">}</mo>
            </mrow>
          </mrow>
        </mrow>
      </mstyle>
    </mrow>
    <annotation encoding="StarMath 5.0">size 20 {       
P_{Z} ``:=`` lbrace Z rightarrow %alpha_{1}Z ~divides` ... ~divides`  %alpha_{r}Z ~divides` %alpha_{1} ~divides` ... ~divides`  %alpha_{r}   rbrace   
}</annotation>
  </semantics>
</math>
</file>

<file path=Object 71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72/content.xml><?xml version="1.0" encoding="utf-8"?>
<math xmlns="http://www.w3.org/1998/Math/MathML">
  <semantics>
    <mrow>
      <mstyle mathsize="20pt">
        <mrow>
          <mrow>
            <mi>X</mi>
            <mi/>
            <mrow>
              <mi mathvariant="normal">:</mi>
              <mo stretchy="false">=</mo>
              <mi/>
            </mrow>
            <mrow>
              <mo stretchy="false">{</mo>
              <mrow>
                <msub>
                  <mi>A</mi>
                  <mrow>
                    <mn>1</mn>
                  </mrow>
                </msub>
                <mi>;</mi>
                <mn>...</mn>
                <mi>;</mi>
                <msub>
                  <mi>A</mi>
                  <mrow>
                    <mi>n</mi>
                  </mrow>
                </msub>
              </mrow>
              <mo stretchy="false">}</mo>
            </mrow>
          </mrow>
        </mrow>
      </mstyle>
    </mrow>
    <annotation encoding="StarMath 5.0">size 20 {
X ``:=`` lbrace  A_{1}; ... ; A_{n} rbrace
}
</annotation>
  </semantics>
</math>
</file>

<file path=Object 73/content.xml><?xml version="1.0" encoding="utf-8"?>
<math xmlns="http://www.w3.org/1998/Math/MathML">
  <semantics>
    <mrow>
      <mstyle mathsize="20pt">
        <mrow>
          <mrow>
            <mrow>
              <msub>
                <mi>A</mi>
                <mrow>
                  <mn>1</mn>
                </mrow>
              </msub>
              <mo stretchy="false">=</mo>
              <mi>S</mi>
            </mrow>
          </mrow>
        </mrow>
      </mstyle>
    </mrow>
    <annotation encoding="StarMath 5.0">size 20 {
A_{1} = S
}
</annotation>
  </semantics>
</math>
</file>

<file path=Object 74/content.xml><?xml version="1.0" encoding="utf-8"?>
<math xmlns="http://www.w3.org/1998/Math/MathML">
  <semantics>
    <mrow>
      <mstyle mathsize="20pt">
        <mrow>
          <mrow>
            <msub>
              <mi>A</mi>
              <mrow>
                <mi>i</mi>
              </mrow>
            </msub>
            <mo stretchy="false">→</mo>
            <msub>
              <mi>A</mi>
              <mrow>
                <mi>j</mi>
              </mrow>
            </msub>
            <mo stretchy="false">α</mo>
          </mrow>
        </mrow>
      </mstyle>
    </mrow>
    <annotation encoding="StarMath 5.0">size 20 {
A_{i} rightarrow A_{j} %alpha
}
</annotation>
  </semantics>
</math>
</file>

<file path=Object 75/content.xml><?xml version="1.0" encoding="utf-8"?>
<math xmlns="http://www.w3.org/1998/Math/MathML">
  <semantics>
    <mrow>
      <mstyle mathsize="20pt">
        <mrow>
          <mrow>
            <mrow>
              <mi>j</mi>
              <mo stretchy="false">&gt;</mo>
              <mi>i</mi>
            </mrow>
          </mrow>
        </mrow>
      </mstyle>
    </mrow>
    <annotation encoding="StarMath 5.0">size 20 {
j  &gt; i 
}
</annotation>
  </semantics>
</math>
</file>

<file path=Object 76/content.xml><?xml version="1.0" encoding="utf-8"?>
<math xmlns="http://www.w3.org/1998/Math/MathML">
  <semantics>
    <mrow>
      <mstyle mathsize="20pt">
        <mrow>
          <mrow>
            <msub>
              <mi>A</mi>
              <mrow>
                <mi>i</mi>
              </mrow>
            </msub>
            <mo stretchy="false">→</mo>
            <msub>
              <mi>A</mi>
              <mrow>
                <mi>j</mi>
              </mrow>
            </msub>
            <mo stretchy="false">α</mo>
            <mi>,</mi>
            <mrow>
              <mi>j</mi>
              <mo stretchy="false">&gt;</mo>
              <mi>i</mi>
            </mrow>
          </mrow>
        </mrow>
      </mstyle>
    </mrow>
    <annotation encoding="StarMath 5.0">size 20 {
A_{i} rightarrow A_{j} %alpha, j&gt;i
}
</annotation>
  </semantics>
</math>
</file>

<file path=Object 77/content.xml><?xml version="1.0" encoding="utf-8"?>
<math xmlns="http://www.w3.org/1998/Math/MathML">
  <semantics>
    <mrow>
      <mstyle mathsize="20pt">
        <mrow>
          <mrow>
            <msub>
              <mi>A</mi>
              <mrow>
                <mi>i</mi>
              </mrow>
            </msub>
            <mo stretchy="false">→</mo>
            <mi>a</mi>
            <mo stretchy="false">α</mo>
            <mi>,</mi>
            <mrow>
              <mi>a</mi>
              <mo stretchy="false">∈</mo>
              <mo stretchy="false">Σ</mo>
            </mrow>
          </mrow>
        </mrow>
      </mstyle>
    </mrow>
    <annotation encoding="StarMath 5.0">size 20 {
A_{i} rightarrow a %alpha, a in %SIGMA 
}
</annotation>
  </semantics>
</math>
</file>

<file path=Object 78/content.xml><?xml version="1.0" encoding="utf-8"?>
<math xmlns="http://www.w3.org/1998/Math/MathML">
  <semantics>
    <mrow>
      <mstyle mathsize="20pt">
        <mrow>
          <mrow>
            <msub>
              <mi>Z</mi>
              <mrow>
                <mi>i</mi>
              </mrow>
            </msub>
            <mo stretchy="false">→</mo>
            <mo stretchy="false">α</mo>
            <mi>,</mi>
            <msub>
              <mi>Z</mi>
              <mrow>
                <mi>i</mi>
              </mrow>
            </msub>
          </mrow>
        </mrow>
      </mstyle>
    </mrow>
    <annotation encoding="StarMath 5.0">size 20 {
Z_{i} rightarrow %alpha, Z_{i} 
}
</annotation>
  </semantics>
</math>
</file>

<file path=Object 79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8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n>0</mn>
            <mi>A</mi>
            <mrow>
              <mi/>
              <mo stretchy="false">∣</mo>
              <mi/>
            </mrow>
            <mn>1</mn>
            <mi>B</mi>
            <mi>;</mi>
            <mi>A</mi>
            <mo stretchy="false">→</mo>
            <mn>0</mn>
            <mi>A</mi>
            <mrow>
              <mi/>
              <mo stretchy="false">∣</mo>
              <mi/>
            </mrow>
            <mn>0</mn>
            <mi>S</mi>
            <mrow>
              <mi/>
              <mo stretchy="false">∣</mo>
              <mi/>
            </mrow>
            <mn>1</mn>
            <mi>B</mi>
            <mi>;</mi>
            <mi>B</mi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P ``:=`` 
S rightarrow 0 A ~divides` 1 B;  A rightarrow 0 A ~divides` 0 S ~divides` 1 B; B rightarrow 0 ~divides` 1 }
</annotation>
  </semantics>
</math>
</file>

<file path=Object 80/content.xml><?xml version="1.0" encoding="utf-8"?>
<math xmlns="http://www.w3.org/1998/Math/MathML"/>
</file>

<file path=Object 81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</mrow>
        </mrow>
      </mstyle>
    </mrow>
    <annotation encoding="StarMath 5.0"> size 20 {P ``:=``}

</annotation>
  </semantics>
</math>
</file>

<file path=Object 82/content.xml><?xml version="1.0" encoding="utf-8"?>
<math xmlns="http://www.w3.org/1998/Math/MathML">
  <semantics>
    <mrow>
      <mstyle mathsize="20pt">
        <mrow>
          <mrow>
            <msub>
              <mi>B</mi>
              <mrow>
                <mi>i</mi>
              </mrow>
            </msub>
            <mo stretchy="false">→</mo>
            <msub>
              <mi>B</mi>
              <mrow>
                <mrow>
                  <mi>i</mi>
                  <mo stretchy="false">+</mo>
                  <mn>1</mn>
                </mrow>
              </mrow>
            </msub>
            <msub>
              <mi>B</mi>
              <mrow>
                <mrow>
                  <mi>k</mi>
                  <mo stretchy="false">+</mo>
                  <mn>1</mn>
                </mrow>
              </mrow>
            </msub>
            <mrow>
              <mi/>
              <mo stretchy="false">∣</mo>
              <mi/>
            </mrow>
            <msub>
              <mi>B</mi>
              <mrow>
                <mrow>
                  <mi>i</mi>
                  <mo stretchy="false">+</mo>
                  <mn>1</mn>
                </mrow>
              </mrow>
            </msub>
            <msub>
              <mi>B</mi>
              <mrow>
                <mrow>
                  <mi>k</mi>
                  <mo stretchy="false">+</mo>
                  <mn>2</mn>
                </mrow>
              </mrow>
            </msub>
            <mi>,</mi>
            <mi/>
            <mo stretchy="false">∀</mo>
            <mi>i</mi>
            <mi>,</mi>
            <mrow>
              <mrow>
                <mn>1</mn>
                <mo stretchy="false">⩽</mo>
                <mi>i</mi>
              </mrow>
              <mo stretchy="false">&lt;</mo>
              <mi>k</mi>
            </mrow>
          </mrow>
        </mrow>
      </mstyle>
    </mrow>
    <annotation encoding="StarMath 5.0">size 20 {
B_{i} rightarrow B_{i+1} B_{k+1} ~divides` B_{i+1} B_{k+2}, ~~ forall i, 1 leslant i &lt;k  
}
</annotation>
  </semantics>
</math>
</file>

<file path=Object 83/content.xml><?xml version="1.0" encoding="utf-8"?>
<math xmlns="http://www.w3.org/1998/Math/MathML">
  <semantics>
    <mrow>
      <mstyle mathsize="20pt">
        <mrow>
          <mrow>
            <msub>
              <mi>B</mi>
              <mrow>
                <mi>k</mi>
              </mrow>
            </msub>
            <mo stretchy="false">→</mo>
            <mi>a</mi>
            <mrow>
              <mi/>
              <mo stretchy="false">∣</mo>
              <mi/>
            </mrow>
            <mi>b</mi>
          </mrow>
        </mrow>
      </mstyle>
    </mrow>
    <annotation encoding="StarMath 5.0">size 20 {
B_{k} rightarrow a ~divides` b
}
</annotation>
  </semantics>
</math>
</file>

<file path=Object 84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i>k</mi>
                  <mo stretchy="false">+</mo>
                  <mn>1</mn>
                </mrow>
              </mrow>
            </msub>
            <mo stretchy="false">→</mo>
            <mi>a</mi>
          </mrow>
        </mrow>
      </mstyle>
    </mrow>
    <annotation encoding="StarMath 5.0">size 20 {
B_{k+1} rightarrow a
}
</annotation>
  </semantics>
</math>
</file>

<file path=Object 85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i>k</mi>
                  <mo stretchy="false">+</mo>
                  <mn>2</mn>
                </mrow>
              </mrow>
            </msub>
            <mo stretchy="false">→</mo>
            <mi>b</mi>
          </mrow>
        </mrow>
      </mstyle>
    </mrow>
    <annotation encoding="StarMath 5.0">size 20 {
B_{k+2} rightarrow b
}
</annotation>
  </semantics>
</math>
</file>

<file path=Object 86/content.xml><?xml version="1.0" encoding="utf-8"?>
<math xmlns="http://www.w3.org/1998/Math/MathML">
  <semantics>
    <mrow>
      <mstyle mathsize="20pt">
        <mrow>
          <mrow>
            <mrow>
              <mo stretchy="false">∣</mo>
              <mrow>
                <mi>G</mi>
              </mrow>
              <mo stretchy="false">∣</mo>
            </mrow>
            <mrow>
              <mi/>
              <mo stretchy="false">=</mo>
              <mi/>
            </mrow>
            <mrow>
              <mrow>
                <mrow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row>
                          <mn>3</mn>
                          <mo stretchy="false">+</mo>
                          <mn>3</mn>
                        </mrow>
                      </mrow>
                      <mo stretchy="false">)</mo>
                    </mrow>
                  </mrow>
                  <mo stretchy="false">+</mo>
                  <mn>4</mn>
                </mrow>
                <mo stretchy="false">+</mo>
                <mn>4</mn>
              </mrow>
              <mo stretchy="false">=</mo>
              <mrow>
                <mn>6k</mn>
                <mo stretchy="false">+</mo>
                <mn>2</mn>
              </mrow>
            </mrow>
          </mrow>
        </mrow>
      </mstyle>
    </mrow>
    <annotation encoding="StarMath 5.0">size 20 {
lline G rline ``=`` (k-1)*(3+3) +4 +4 = 6k + 2
} </annotation>
  </semantics>
</math>
</file>

<file path=Object 87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i>k</mi>
                  <mo stretchy="false">+</mo>
                  <mn>1</mn>
                </mrow>
              </mrow>
            </msub>
            <mo stretchy="false">→</mo>
            <mi>a</mi>
          </mrow>
        </mrow>
      </mstyle>
    </mrow>
    <annotation encoding="StarMath 5.0">size 20 {
B_{k+1} rightarrow a
}
</annotation>
  </semantics>
</math>
</file>

<file path=Object 88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i>k</mi>
                  <mo stretchy="false">+</mo>
                  <mn>2</mn>
                </mrow>
              </mrow>
            </msub>
            <mo stretchy="false">→</mo>
            <mi>b</mi>
          </mrow>
        </mrow>
      </mstyle>
    </mrow>
    <annotation encoding="StarMath 5.0">size 20 {
B_{k+2} rightarrow b
}
</annotation>
  </semantics>
</math>
</file>

<file path=Object 89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row>
                    <mi>k</mi>
                    <mo stretchy="false">+</mo>
                    <mn>1</mn>
                  </mrow>
                  <mo stretchy="false">−</mo>
                  <mi>i</mi>
                </mrow>
              </mrow>
            </msub>
            <mo stretchy="false">→</mo>
            <mo stretchy="false">α</mo>
            <mi>,</mi>
            <mi/>
            <mrow>
              <mo stretchy="false">α</mo>
              <mo stretchy="false">∈</mo>
              <mrow>
                <mo stretchy="false">{</mo>
                <mrow>
                  <mi>a</mi>
                  <mi>;</mi>
                  <mi>b</mi>
                </mrow>
                <mo stretchy="false">}</mo>
              </mrow>
            </mrow>
            <msup>
              <mrow>
                <mo stretchy="false">{</mo>
                <mrow>
                  <msub>
                    <mi>B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  <mi>;</mi>
                  <msub>
                    <mi>B</mi>
                    <mrow>
                      <mrow>
                        <mi>k</mi>
                        <mo stretchy="false">+</mo>
                        <mn>2</mn>
                      </mrow>
                    </mrow>
                  </msub>
                </mrow>
                <mo stretchy="false">}</mo>
              </mrow>
              <mrow>
                <mrow>
                  <mi>i</mi>
                  <mo stretchy="false">−</mo>
                  <mn>1</mn>
                </mrow>
              </mrow>
            </msup>
          </mrow>
        </mrow>
      </mstyle>
    </mrow>
    <annotation encoding="StarMath 5.0">size 20 {
B_{k+1-i} rightarrow %alpha, ~ %alpha in lbrace a;b rbrace  lbrace B_{k+1};B_{k+2}rbrace^{i-1}   
}
</annotation>
  </semantics>
</math>
</file>

<file path=Object 9/content.xml><?xml version="1.0" encoding="utf-8"?>
<math xmlns="http://www.w3.org/1998/Math/MathML">
  <semantics>
    <mrow>
      <mstyle mathsize="20pt">
        <mrow>
          <mrow>
            <mi>S</mi>
            <mo stretchy="false">→</mo>
            <mn>0</mn>
            <mi>A</mi>
            <mrow>
              <mi/>
              <mo stretchy="false">∣</mo>
              <mi/>
            </mrow>
            <mn>1</mn>
            <mi>B</mi>
            <mi>,</mi>
            <mi/>
            <mi>A</mi>
            <mo stretchy="false">→</mo>
            <mn>0</mn>
            <mi>A</mi>
            <mrow>
              <mi/>
              <mo stretchy="false">∣</mo>
              <mi/>
            </mrow>
            <mn>1</mn>
            <mi>B</mi>
            <mrow>
              <mi/>
              <mo stretchy="false">∈</mo>
              <mi/>
            </mrow>
            <mi>P</mi>
          </mrow>
        </mrow>
      </mstyle>
    </mrow>
    <annotation encoding="StarMath 5.0"> size 20 { 
S rightarrow 0 A ~divides` 1 B,`  A rightarrow 0 A ~divides` 1 B ~in` P}
</annotation>
  </semantics>
</math>
</file>

<file path=Object 90/content.xml><?xml version="1.0" encoding="utf-8"?>
<math xmlns="http://www.w3.org/1998/Math/MathML">
  <semantics>
    <mrow>
      <mstyle mathsize="20pt">
        <mrow>
          <mrow>
            <mrow>
              <mo stretchy="false">∣</mo>
              <mrow>
                <mi>G</mi>
                <mi>'</mi>
              </mrow>
              <mo stretchy="false">∣</mo>
            </mrow>
            <mrow>
              <mi/>
              <mo stretchy="false">=</mo>
              <mi/>
            </mrow>
            <mrow>
              <mn>4</mn>
              <mo stretchy="false">+</mo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k</mi>
                    </mrow>
                  </munderover>
                  <mrow>
                    <mo stretchy="false">(</mo>
                    <mrow>
                      <mrow>
                        <mi>i</mi>
                        <mo stretchy="false">+</mo>
                        <mn>1</mn>
                      </mrow>
                    </mrow>
                    <mo stretchy="false">)</mo>
                  </mrow>
                </mrow>
                <mo stretchy="false">∗</mo>
                <msup>
                  <mn>2</mn>
                  <mrow>
                    <mi>i</mi>
                  </mrow>
                </msup>
              </mrow>
            </mrow>
            <mrow>
              <mi/>
              <mo stretchy="false">=</mo>
              <mi/>
            </mrow>
            <mrow>
              <msup>
                <mn>2k2</mn>
                <mrow>
                  <mi>k</mi>
                </mrow>
              </msup>
              <mo stretchy="false">+</mo>
              <mn>4</mn>
            </mrow>
          </mrow>
        </mrow>
      </mstyle>
    </mrow>
    <annotation encoding="StarMath 5.0">size 20 {
lline G' rline ``=`` 4+sum from {i=1} to {k} (i+1)*2^{i} ``=``  2k2^{k} +4
} </annotation>
  </semantics>
</math>
</file>

<file path=Object 91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92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n>...</mn>
            <msub>
              <mi>B</mi>
              <mrow>
                <mi>n</mi>
              </mrow>
            </msub>
            <mi>,</mi>
            <mi/>
            <mi>A</mi>
            <mi>,</mi>
            <msub>
              <mi>B</mi>
              <mrow>
                <mn>1</mn>
              </mrow>
            </msub>
            <mi>,</mi>
            <mn>...</mn>
            <mi>,</mi>
            <mrow>
              <msub>
                <mi>B</mi>
                <mrow>
                  <mi>n</mi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...B_{n}, ~~~A,B_{1},...,B_{n} in N setminus S
}
</annotation>
  </semantics>
</math>
</file>

<file path=Object 93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94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95/content.xml><?xml version="1.0" encoding="utf-8"?>
<math xmlns="http://www.w3.org/1998/Math/MathML">
  <semantics>
    <mrow>
      <mstyle mathsize="20pt">
        <mrow>
          <mrow>
            <mrow>
              <mi>m</mi>
              <mo stretchy="false">⩽</mo>
              <mi>n</mi>
            </mrow>
          </mrow>
        </mrow>
      </mstyle>
    </mrow>
    <annotation encoding="StarMath 5.0">size 20 {
m  leslant n 
}</annotation>
  </semantics>
</math>
</file>

<file path=Object 96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97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i>a</mi>
            <mi>A</mi>
            <mi>A</mi>
            <mi>B</mi>
            <mrow>
              <mi/>
              <mo stretchy="false">∣</mo>
              <mi/>
            </mrow>
            <mi>a</mi>
            <mi>A</mi>
            <mi>B</mi>
            <mi>B</mi>
            <mi>A</mi>
            <mrow>
              <mi/>
              <mo stretchy="false">∣</mo>
              <mi/>
            </mrow>
            <mi>B</mi>
            <mi>;</mi>
            <mi>A</mi>
            <mo stretchy="false">→</mo>
            <mi>a</mi>
            <mrow>
              <mi/>
              <mo stretchy="false">∣</mo>
              <mi/>
            </mrow>
            <mi>b</mi>
            <mi>;</mi>
            <mi>B</mi>
            <mo stretchy="false">→</mo>
            <mi>b</mi>
          </mrow>
        </mrow>
      </mstyle>
    </mrow>
    <annotation encoding="StarMath 5.0"> size 20 {P ``:=`` 
S rightarrow a A A B ~divides` a A B B A ~divides` B;  A rightarrow a ~divides` b; B rightarrow b }
</annotation>
  </semantics>
</math>
</file>

<file path=Object 98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i>;</mi>
                <mi>b</mi>
              </mrow>
              <mo stretchy="false">}</mo>
            </mrow>
            <mi>,</mi>
          </mrow>
        </mrow>
      </mstyle>
    </mrow>
    <annotation encoding="StarMath 5.0">size 20 {%SIGMA ``:=`` lbrace a;b rbrace, } </annotation>
  </semantics>
</math>
</file>

<file path=Object 99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sub>
              <mi>B</mi>
              <mrow>
                <mn>2</mn>
              </mrow>
            </msub>
            <mi>,</mi>
            <mi/>
            <mi>A</mi>
            <mi>,</mi>
            <msub>
              <mi>B</mi>
              <mrow>
                <mn>1</mn>
              </mrow>
            </msub>
            <mi>,</mi>
            <mrow>
              <msub>
                <mi>B</mi>
                <mrow>
                  <mn>2</mn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B_{2}, ~~~A,B_{1},B_{2} in N setminus S
}
</annotation>
  </semantics>
</math>
</file>